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Pictures/10000000000002F2000002563A6BCEE370B19B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4cm" style:rel-column-width="24852*"/>
    </style:style>
    <style:style style:name="Таблица4.B" style:family="table-column">
      <style:table-column-properties style:column-width="6.02cm" style:rel-column-width="24193*"/>
    </style:style>
    <style:style style:name="Таблица4.C" style:family="table-column">
      <style:table-column-properties style:column-width="4.103cm" style:rel-column-width="16490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3cm" style:rel-column-width="32767*"/>
    </style:style>
    <style:style style:name="Таблица2.B" style:family="table-column">
      <style:table-column-properties style:column-width="8.154cm" style:rel-column-width="3276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3" style:family="paragraph" style:parent-style-name="Standard">
      <style:text-properties officeooo:rsid="0072612b" officeooo:paragraph-rsid="0072612b"/>
    </style:style>
    <style:style style:name="P24" style:family="paragraph" style:parent-style-name="Standard">
      <style:text-properties officeooo:rsid="00990ee6" officeooo:paragraph-rsid="00990ee6"/>
    </style:style>
    <style:style style:name="P25" style:family="paragraph" style:parent-style-name="Standard">
      <style:paragraph-properties fo:line-height="150%" fo:text-align="center" style:justify-single-word="false" fo:orphans="2" fo:widows="2" fo:hyphenation-ladder-count="no-limit" style:vertical-align="auto"/>
      <style:text-properties style:font-name="Times New Roman" officeooo:paragraph-rsid="009be8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6" style:family="paragraph" style:parent-style-name="Standard">
      <style:text-properties officeooo:rsid="00bb3ecd" officeooo:paragraph-rsid="00bb3ecd"/>
    </style:style>
    <style:style style:name="P27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8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9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P30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31" style:family="paragraph" style:parent-style-name="Footer">
      <style:paragraph-properties style:snap-to-layout-grid="false"/>
    </style:style>
    <style:style style:name="P32" style:family="paragraph" style:parent-style-name="Footer">
      <style:paragraph-properties fo:text-align="start" style:justify-single-word="false"/>
    </style:style>
    <style:style style:name="P33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4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c63f00" style:font-size-asian="12pt" style:font-size-complex="12pt" fo:hyphenate="false" fo:hyphenation-remain-char-count="2" fo:hyphenation-push-char-count="2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c63f00" fo:hyphenate="false" fo:hyphenation-remain-char-count="2" fo:hyphenation-push-char-count="2"/>
    </style:style>
    <style:style style:name="P38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4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5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6" style:family="paragraph" style:parent-style-name="Text_20_body">
      <style:paragraph-properties fo:text-align="justify" style:justify-single-word="false"/>
    </style:style>
    <style:style style:name="P47" style:family="paragraph" style:parent-style-name="Text_20_body">
      <style:text-properties officeooo:rsid="005fcdf7" officeooo:paragraph-rsid="005fcdf7"/>
    </style:style>
    <style:style style:name="P48" style:family="paragraph" style:parent-style-name="Text_20_body">
      <style:text-properties officeooo:rsid="0063d244" officeooo:paragraph-rsid="0063d244"/>
    </style:style>
    <style:style style:name="P49" style:family="paragraph" style:parent-style-name="Text_20_body">
      <style:text-properties officeooo:rsid="00679c48" officeooo:paragraph-rsid="00679c48"/>
    </style:style>
    <style:style style:name="P50" style:family="paragraph" style:parent-style-name="Text_20_body">
      <style:text-properties fo:language="ru" fo:country="RU" officeooo:rsid="0072612b" officeooo:paragraph-rsid="0072612b"/>
    </style:style>
    <style:style style:name="P51" style:family="paragraph" style:parent-style-name="Text_20_body">
      <style:text-properties fo:language="ru" fo:country="RU" officeooo:rsid="00741fec" officeooo:paragraph-rsid="00741fec"/>
    </style:style>
    <style:style style:name="P52" style:family="paragraph" style:parent-style-name="Text_20_body">
      <style:text-properties fo:language="ru" fo:country="RU" officeooo:rsid="008992ab" officeooo:paragraph-rsid="008b4155"/>
    </style:style>
    <style:style style:name="P53" style:family="paragraph" style:parent-style-name="Text_20_body">
      <style:text-properties fo:language="ru" fo:country="RU" officeooo:rsid="00880e2b" officeooo:paragraph-rsid="008c2ac3"/>
    </style:style>
    <style:style style:name="P54" style:family="paragraph" style:parent-style-name="Text_20_body">
      <style:text-properties fo:language="ru" fo:country="RU" officeooo:rsid="008fdce0" officeooo:paragraph-rsid="008fdce0"/>
    </style:style>
    <style:style style:name="P55" style:family="paragraph" style:parent-style-name="Text_20_body">
      <style:text-properties fo:language="ru" fo:country="RU" officeooo:rsid="00978da1" officeooo:paragraph-rsid="00978da1"/>
    </style:style>
    <style:style style:name="P56" style:family="paragraph" style:parent-style-name="Text_20_body">
      <style:text-properties fo:language="ru" fo:country="RU" officeooo:rsid="00b1a3db" officeooo:paragraph-rsid="00b1a3db"/>
    </style:style>
    <style:style style:name="P57" style:family="paragraph" style:parent-style-name="Text_20_body">
      <style:text-properties fo:language="ru" fo:country="RU" officeooo:rsid="00b2de8f" officeooo:paragraph-rsid="00b92ee7"/>
    </style:style>
    <style:style style:name="P58" style:family="paragraph" style:parent-style-name="Text_20_body">
      <style:text-properties fo:language="ru" fo:country="RU" officeooo:rsid="00b92ee7" officeooo:paragraph-rsid="00b92ee7"/>
    </style:style>
    <style:style style:name="P59" style:family="paragraph" style:parent-style-name="Text_20_body">
      <style:text-properties fo:language="ru" fo:country="RU" officeooo:rsid="00bb3ecd" officeooo:paragraph-rsid="00bb3ecd"/>
    </style:style>
    <style:style style:name="P60" style:family="paragraph" style:parent-style-name="Text_20_body">
      <style:text-properties officeooo:rsid="006de028" officeooo:paragraph-rsid="006de028"/>
    </style:style>
    <style:style style:name="P61" style:family="paragraph" style:parent-style-name="Text_20_body">
      <style:text-properties officeooo:rsid="00747f77" officeooo:paragraph-rsid="00747f77"/>
    </style:style>
    <style:style style:name="P62" style:family="paragraph" style:parent-style-name="Text_20_body">
      <style:text-properties officeooo:rsid="00747f77" officeooo:paragraph-rsid="00b03f62"/>
    </style:style>
    <style:style style:name="P63" style:family="paragraph" style:parent-style-name="Text_20_body">
      <style:text-properties officeooo:rsid="00804bf7" officeooo:paragraph-rsid="00804bf7"/>
    </style:style>
    <style:style style:name="P64" style:family="paragraph" style:parent-style-name="Text_20_body">
      <style:text-properties officeooo:paragraph-rsid="00831f59"/>
    </style:style>
    <style:style style:name="P65" style:family="paragraph" style:parent-style-name="Text_20_body">
      <style:text-properties officeooo:paragraph-rsid="006e6ddc"/>
    </style:style>
    <style:style style:name="P66" style:family="paragraph" style:parent-style-name="Text_20_body">
      <style:text-properties officeooo:rsid="008574b9" officeooo:paragraph-rsid="008574b9"/>
    </style:style>
    <style:style style:name="P67" style:family="paragraph" style:parent-style-name="Text_20_body">
      <style:text-properties officeooo:rsid="008992ab" officeooo:paragraph-rsid="008992ab"/>
    </style:style>
    <style:style style:name="P68" style:family="paragraph" style:parent-style-name="Text_20_body">
      <style:paragraph-properties fo:text-align="start" style:justify-single-word="false"/>
    </style:style>
    <style:style style:name="P69" style:family="paragraph" style:parent-style-name="Text_20_body">
      <style:text-properties fo:language="en" fo:country="US" officeooo:rsid="00978da1" officeooo:paragraph-rsid="00978da1"/>
    </style:style>
    <style:style style:name="P70" style:family="paragraph" style:parent-style-name="Text_20_body">
      <style:text-properties fo:language="en" fo:country="US" officeooo:rsid="00b37c26" officeooo:paragraph-rsid="00b37c26"/>
    </style:style>
    <style:style style:name="P71" style:family="paragraph" style:parent-style-name="Text_20_body">
      <style:text-properties fo:language="en" fo:country="US" officeooo:rsid="00bb3ecd" officeooo:paragraph-rsid="00bccb6d"/>
    </style:style>
    <style:style style:name="P72" style:family="paragraph" style:parent-style-name="Text_20_body">
      <style:text-properties officeooo:rsid="00990ee6" officeooo:paragraph-rsid="00990ee6"/>
    </style:style>
    <style:style style:name="P73" style:family="paragraph" style:parent-style-name="Text_20_body">
      <style:text-properties officeooo:rsid="009a0130" officeooo:paragraph-rsid="009a0130"/>
    </style:style>
    <style:style style:name="P74" style:family="paragraph" style:parent-style-name="Text_20_body">
      <style:text-properties officeooo:rsid="009af498" officeooo:paragraph-rsid="009af498"/>
    </style:style>
    <style:style style:name="P75" style:family="paragraph" style:parent-style-name="Text_20_body">
      <style:paragraph-properties fo:text-align="end" style:justify-single-word="false"/>
      <style:text-properties officeooo:rsid="009af498" officeooo:paragraph-rsid="009af498"/>
    </style:style>
    <style:style style:name="P76" style:family="paragraph" style:parent-style-name="Text_20_body">
      <style:text-properties officeooo:rsid="009d392d" officeooo:paragraph-rsid="009d392d"/>
    </style:style>
    <style:style style:name="P77" style:family="paragraph" style:parent-style-name="Text_20_body">
      <style:text-properties style:font-name="Times New Roman"/>
    </style:style>
    <style:style style:name="P78" style:family="paragraph" style:parent-style-name="Text_20_body">
      <style:text-properties style:font-name="Times New Roman" officeooo:paragraph-rsid="009dfa25"/>
    </style:style>
    <style:style style:name="P79" style:family="paragraph" style:parent-style-name="Text_20_body">
      <style:text-properties style:font-name="Times New Roman" officeooo:paragraph-rsid="009eef2e"/>
    </style:style>
    <style:style style:name="P80" style:family="paragraph" style:parent-style-name="Text_20_body">
      <style:text-properties style:font-name="Times New Roman" officeooo:paragraph-rsid="00a0b2e2"/>
    </style:style>
    <style:style style:name="P81" style:family="paragraph" style:parent-style-name="Text_20_body">
      <style:text-properties style:font-name="Times New Roman" fo:font-size="12pt" officeooo:paragraph-rsid="009dfa25"/>
    </style:style>
    <style:style style:name="P82" style:family="paragraph" style:parent-style-name="Text_20_body">
      <style:text-properties officeooo:paragraph-rsid="009dfa25"/>
    </style:style>
    <style:style style:name="P83" style:family="paragraph" style:parent-style-name="Text_20_body">
      <style:text-properties officeooo:rsid="008c2ac3" officeooo:paragraph-rsid="00b149b3"/>
    </style:style>
    <style:style style:name="P84" style:family="paragraph" style:parent-style-name="Text_20_body">
      <style:text-properties officeooo:rsid="0062ba89" officeooo:paragraph-rsid="0062ba89"/>
    </style:style>
    <style:style style:name="P85" style:family="paragraph" style:parent-style-name="Text_20_body">
      <style:text-properties officeooo:rsid="00a698fb" officeooo:paragraph-rsid="00a698fb"/>
    </style:style>
    <style:style style:name="P86" style:family="paragraph" style:parent-style-name="Text_20_body">
      <style:text-properties officeooo:rsid="006e6ddc" officeooo:paragraph-rsid="00ac77e4"/>
    </style:style>
    <style:style style:name="P87" style:family="paragraph" style:parent-style-name="Text_20_body">
      <style:text-properties officeooo:rsid="00ae52ec" officeooo:paragraph-rsid="00ae52ec"/>
    </style:style>
    <style:style style:name="P88" style:family="paragraph" style:parent-style-name="Text_20_body">
      <style:text-properties officeooo:rsid="00b149b3" officeooo:paragraph-rsid="00b149b3"/>
    </style:style>
    <style:style style:name="P89" style:family="paragraph" style:parent-style-name="Text_20_body">
      <style:text-properties officeooo:rsid="00c0b409" officeooo:paragraph-rsid="00c0b409"/>
    </style:style>
    <style:style style:name="P90" style:family="paragraph" style:parent-style-name="Text_20_body">
      <style:text-properties style:use-window-font-color="true" officeooo:rsid="00cbf137" officeooo:paragraph-rsid="00cbf137" fo:background-color="transparent"/>
    </style:style>
    <style:style style:name="P91" style:family="paragraph" style:parent-style-name="Text_20_body">
      <style:text-properties officeooo:rsid="00d292d3" officeooo:paragraph-rsid="00d292d3"/>
    </style:style>
    <style:style style:name="P92" style:family="paragraph" style:parent-style-name="Table_20_Contents">
      <style:paragraph-properties fo:margin-top="0cm" fo:margin-bottom="0cm" loext:contextual-spacing="false"/>
    </style:style>
    <style:style style:name="P93" style:family="paragraph" style:parent-style-name="Table_20_Contents">
      <style:paragraph-properties fo:margin-top="0cm" fo:margin-bottom="0cm" loext:contextual-spacing="false"/>
      <style:text-properties officeooo:paragraph-rsid="00a1fdbf"/>
    </style:style>
    <style:style style:name="P9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cdcd4b" fo:hyphenate="false" fo:hyphenation-remain-char-count="2" fo:hyphenation-push-char-count="2"/>
    </style:style>
    <style:style style:name="P95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96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/>
    </style:style>
    <style:style style:name="P97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98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 style:text-rotation-angle="90" style:text-rotation-scale="line-height"/>
    </style:style>
    <style:style style:name="P99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8c2ac3" style:font-size-complex="12pt"/>
    </style:style>
    <style:style style:name="P100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8da7d8" style:font-size-complex="12pt"/>
    </style:style>
    <style:style style:name="P10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9be887"/>
    </style:style>
    <style:style style:name="P102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6a1a3a"/>
    </style:style>
    <style:style style:name="P103" style:family="paragraph" style:parent-style-name="Table_20_Contents">
      <style:paragraph-properties fo:text-align="center" style:justify-single-word="false"/>
      <style:text-properties officeooo:rsid="009be887" officeooo:paragraph-rsid="009be887"/>
    </style:style>
    <style:style style:name="P104" style:family="paragraph" style:parent-style-name="Table_20_Contents">
      <style:paragraph-properties fo:text-align="center" style:justify-single-word="false"/>
    </style:style>
    <style:style style:name="P105" style:family="paragraph" style:parent-style-name="Table_20_Contents">
      <style:paragraph-properties fo:text-align="center" style:justify-single-word="false"/>
      <style:text-properties officeooo:rsid="00cdcd4b" officeooo:paragraph-rsid="00cdcd4b"/>
    </style:style>
    <style:style style:name="P106" style:family="paragraph" style:parent-style-name="Table_20_Contents">
      <style:paragraph-properties fo:text-align="center" style:justify-single-word="false"/>
      <style:text-properties officeooo:rsid="00cf7057" officeooo:paragraph-rsid="00cf7057"/>
    </style:style>
    <style:style style:name="P107" style:family="paragraph" style:parent-style-name="Table_20_Contents">
      <style:paragraph-properties fo:text-align="center" style:justify-single-word="false"/>
      <style:text-properties officeooo:rsid="00d12a68" officeooo:paragraph-rsid="00d12a68"/>
    </style:style>
    <style:style style:name="P108" style:family="paragraph" style:parent-style-name="Table_20_Contents">
      <style:paragraph-properties fo:text-align="start" style:justify-single-word="false"/>
      <style:text-properties officeooo:rsid="00d12a68" officeooo:paragraph-rsid="00d12a68"/>
    </style:style>
    <style:style style:name="P109" style:family="paragraph" style:parent-style-name="Table_20_Contents">
      <style:paragraph-properties fo:text-align="center" style:justify-single-word="false"/>
      <style:text-properties officeooo:rsid="00d183cf" officeooo:paragraph-rsid="00d183cf"/>
    </style:style>
    <style:style style:name="P110" style:family="paragraph" style:parent-style-name="Table_20_Contents">
      <style:paragraph-properties fo:text-align="start" style:justify-single-word="false"/>
      <style:text-properties officeooo:rsid="00d183cf" officeooo:paragraph-rsid="00d183cf"/>
    </style:style>
    <style:style style:name="P111" style:family="paragraph" style:parent-style-name="Contents_20_1" style:master-page-name="">
      <style:paragraph-properties style:page-number="auto">
        <style:tab-stops>
          <style:tab-stop style:position="17.316cm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13" style:family="paragraph" style:parent-style-name="Contents_20_1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14" style:family="paragraph" style:parent-style-name="Text_20_body" style:list-style-name="L1">
      <style:text-properties officeooo:rsid="00c0b409" officeooo:paragraph-rsid="00c0b409"/>
    </style:style>
    <style:style style:name="P115" style:family="paragraph" style:parent-style-name="Text_20_body" style:list-style-name="L2">
      <style:text-properties style:use-window-font-color="true" officeooo:rsid="00cbf137" officeooo:paragraph-rsid="00cbf137" fo:background-color="transparent"/>
    </style:style>
    <style:style style:name="P116" style:family="paragraph" style:parent-style-name="Text_20_body" style:list-style-name="L4">
      <style:text-properties officeooo:rsid="00bf97aa" officeooo:paragraph-rsid="00bf97aa" fo:background-color="transparent"/>
    </style:style>
    <style:style style:name="P117" style:family="paragraph" style:parent-style-name="Text_20_body" style:list-style-name="L5">
      <style:text-properties fo:language="ru" fo:country="RU" officeooo:rsid="00747f77" officeooo:paragraph-rsid="00747f77"/>
    </style:style>
    <style:style style:name="P118" style:family="paragraph" style:parent-style-name="Text_20_body" style:list-style-name="L6">
      <style:text-properties fo:language="ru" fo:country="RU" officeooo:rsid="00b1a3db" officeooo:paragraph-rsid="00b1a3db"/>
    </style:style>
    <style:style style:name="P119" style:family="paragraph" style:parent-style-name="Text_20_body" style:list-style-name="L6">
      <style:text-properties fo:language="ru" fo:country="RU" officeooo:rsid="00b2de8f" officeooo:paragraph-rsid="00b2de8f"/>
    </style:style>
    <style:style style:name="P120" style:family="paragraph" style:parent-style-name="Text_20_body" style:list-style-name="L7">
      <style:text-properties fo:language="ru" fo:country="RU" officeooo:rsid="0086e162" officeooo:paragraph-rsid="0086e162"/>
    </style:style>
    <style:style style:name="P121" style:family="paragraph" style:parent-style-name="Text_20_body" style:list-style-name="L7">
      <style:text-properties fo:language="ru" fo:country="RU" officeooo:rsid="00b149b3" officeooo:paragraph-rsid="00b149b3"/>
    </style:style>
    <style:style style:name="P122" style:family="paragraph" style:parent-style-name="Text_20_body" style:list-style-name="L8">
      <style:text-properties fo:language="ru" fo:country="RU" officeooo:rsid="00b149b3" officeooo:paragraph-rsid="00b149b3"/>
    </style:style>
    <style:style style:name="P123" style:family="paragraph" style:parent-style-name="Text_20_body" style:list-style-name="L8">
      <style:text-properties fo:language="ru" fo:country="RU" officeooo:rsid="00b03f62" officeooo:paragraph-rsid="00b03f62"/>
    </style:style>
    <style:style style:name="P124" style:family="paragraph" style:parent-style-name="Text_20_body" style:list-style-name="L8">
      <style:text-properties fo:language="ru" fo:country="RU" officeooo:rsid="008b4155" officeooo:paragraph-rsid="008b4155"/>
    </style:style>
    <style:style style:name="P125" style:family="paragraph" style:parent-style-name="Text_20_body" style:list-style-name="L9">
      <style:text-properties fo:language="ru" fo:country="RU" officeooo:rsid="008fc7c5" officeooo:paragraph-rsid="008fc7c5"/>
    </style:style>
    <style:style style:name="P126" style:family="paragraph" style:parent-style-name="Text_20_body" style:list-style-name="L9">
      <style:text-properties fo:language="ru" fo:country="RU" officeooo:rsid="008fdce0" officeooo:paragraph-rsid="008fdce0"/>
    </style:style>
    <style:style style:name="P127" style:family="paragraph" style:parent-style-name="Text_20_body" style:list-style-name="L10">
      <style:text-properties fo:language="ru" fo:country="RU" officeooo:rsid="008fdce0" officeooo:paragraph-rsid="008fdce0"/>
    </style:style>
    <style:style style:name="P128" style:family="paragraph" style:parent-style-name="Text_20_body" style:list-style-name="L6">
      <style:text-properties officeooo:rsid="00b1a3db" officeooo:paragraph-rsid="00b1a3db"/>
    </style:style>
    <style:style style:name="P129" style:family="paragraph" style:parent-style-name="Text_20_body" style:list-style-name="L6">
      <style:text-properties officeooo:rsid="00b2de8f" officeooo:paragraph-rsid="00b2de8f"/>
    </style:style>
    <style:style style:name="P130" style:family="paragraph" style:parent-style-name="Text_20_body" style:list-style-name="L7">
      <style:text-properties officeooo:rsid="0081db8c" officeooo:paragraph-rsid="0081db8c"/>
    </style:style>
    <style:style style:name="P131" style:family="paragraph" style:parent-style-name="Text_20_body" style:list-style-name="L7">
      <style:text-properties officeooo:rsid="00b03f62" officeooo:paragraph-rsid="00b03f62"/>
    </style:style>
    <style:style style:name="P132" style:family="paragraph" style:parent-style-name="Text_20_body" style:list-style-name="L7">
      <style:text-properties officeooo:rsid="008574b9" officeooo:paragraph-rsid="008574b9"/>
    </style:style>
    <style:style style:name="P133" style:family="paragraph" style:parent-style-name="Text_20_body" style:list-style-name="L9">
      <style:text-properties officeooo:rsid="008fc7c5" officeooo:paragraph-rsid="008fc7c5"/>
    </style:style>
    <style:style style:name="P134" style:family="paragraph" style:parent-style-name="Text_20_body" style:list-style-name="L10">
      <style:text-properties officeooo:rsid="008fdce0" officeooo:paragraph-rsid="008fdce0"/>
    </style:style>
    <style:style style:name="P135" style:family="paragraph" style:parent-style-name="Text_20_body" style:list-style-name="L11">
      <style:text-properties officeooo:rsid="009a0130" officeooo:paragraph-rsid="009a0130"/>
    </style:style>
    <style:style style:name="P136" style:family="paragraph" style:parent-style-name="Text_20_body" style:list-style-name="L12">
      <style:text-properties officeooo:paragraph-rsid="009dfa25"/>
    </style:style>
    <style:style style:name="P137" style:family="paragraph" style:parent-style-name="Text_20_body" style:list-style-name="L12">
      <style:text-properties style:font-name="Times New Roman" officeooo:paragraph-rsid="009dfa25"/>
    </style:style>
    <style:style style:name="P138" style:family="paragraph" style:parent-style-name="Text_20_body" style:list-style-name="L13">
      <style:text-properties style:font-name="Times New Roman" officeooo:paragraph-rsid="009dfa25"/>
    </style:style>
    <style:style style:name="P139" style:family="paragraph" style:parent-style-name="Text_20_body" style:list-style-name="L13">
      <style:text-properties style:font-name="Times New Roman" fo:font-size="12pt" officeooo:paragraph-rsid="009dfa25"/>
    </style:style>
    <style:style style:name="P140" style:family="paragraph" style:parent-style-name="Text_20_body" style:list-style-name="L14">
      <style:text-properties style:font-name="Times New Roman" fo:font-size="12pt" officeooo:paragraph-rsid="009dfa25"/>
    </style:style>
    <style:style style:name="P141" style:family="paragraph" style:parent-style-name="Text_20_body" style:list-style-name="L15">
      <style:text-properties style:font-name="Times New Roman" fo:font-size="12pt" officeooo:paragraph-rsid="009dfa25"/>
    </style:style>
    <style:style style:name="P142" style:family="paragraph" style:parent-style-name="Text_20_body" style:list-style-name="L15">
      <style:text-properties officeooo:paragraph-rsid="009dfa25"/>
    </style:style>
    <style:style style:name="P143" style:family="paragraph" style:parent-style-name="Text_20_body">
      <style:text-properties officeooo:rsid="00d7038e" officeooo:paragraph-rsid="00d7038e"/>
    </style:style>
    <style:style style:name="P144" style:family="paragraph" style:parent-style-name="Text_20_body" style:list-style-name="L18">
      <style:text-properties officeooo:paragraph-rsid="00d7038e"/>
    </style:style>
    <style:style style:name="P145" style:family="paragraph" style:parent-style-name="Text_20_body">
      <style:text-properties officeooo:paragraph-rsid="00d7038e"/>
    </style:style>
    <style:style style:name="P146" style:family="paragraph" style:parent-style-name="Text_20_body" style:list-style-name="L19">
      <style:text-properties officeooo:paragraph-rsid="00d7038e"/>
    </style:style>
    <style:style style:name="P147" style:family="paragraph" style:parent-style-name="Text_20_body" style:list-style-name="L2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48" style:family="paragraph" style:parent-style-name="Text_20_body" style:list-style-name="L3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49" style:family="paragraph" style:parent-style-name="Text_20_body" style:list-style-name="L3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50" style:family="paragraph" style:parent-style-name="Text_20_body" style:list-style-name="L2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51" style:family="paragraph" style:parent-style-name="Text_20_body" style:list-style-name="L3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52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5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cd648c" fo:background-color="transparent" fo:hyphenate="false" fo:hyphenation-remain-char-count="2" fo:hyphenation-push-char-count="2"/>
    </style:style>
    <style:style style:name="P154" style:family="paragraph" style:parent-style-name="Text_20_body" style:list-style-name="L3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5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5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57" style:family="paragraph" style:parent-style-name="Text_20_body" style:list-style-name="L3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58" style:family="paragraph" style:parent-style-name="Text_20_body" style:list-style-name="L1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paragraph-rsid="00d4c693" fo:hyphenate="false" fo:hyphenation-remain-char-count="2" fo:hyphenation-push-char-count="2"/>
    </style:style>
    <style:style style:name="P159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d610e9" fo:hyphenate="false" fo:hyphenation-remain-char-count="2" fo:hyphenation-push-char-count="2"/>
    </style:style>
    <style:style style:name="P16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6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6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c63f00" style:font-size-asian="12pt" style:font-size-complex="12pt" fo:hyphenate="false" fo:hyphenation-remain-char-count="2" fo:hyphenation-push-char-count="2"/>
    </style:style>
    <style:style style:name="P16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d4c693" style:font-size-asian="12pt" style:font-size-complex="12pt" fo:hyphenate="false" fo:hyphenation-remain-char-count="2" fo:hyphenation-push-char-count="2"/>
    </style:style>
    <style:style style:name="P16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d4c693" style:font-size-asian="12pt" style:font-size-complex="12pt" fo:hyphenate="false" fo:hyphenation-remain-char-count="2" fo:hyphenation-push-char-count="2"/>
    </style:style>
    <style:style style:name="P165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a3a24d" style:font-size-asian="12pt" style:font-size-complex="12pt"/>
    </style:style>
    <style:style style:name="P166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67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168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169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170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171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172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173" style:family="paragraph" style:parent-style-name="Heading_20_1" style:list-style-name="WW8Num1">
      <style:paragraph-properties fo:text-align="center" style:justify-single-word="false" fo:break-before="page"/>
      <style:text-properties officeooo:paragraph-rsid="008c2ac3"/>
    </style:style>
    <style:style style:name="P174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175" style:family="paragraph" style:parent-style-name="Heading_20_2">
      <style:paragraph-properties fo:text-align="center" style:justify-single-word="false"/>
      <style:text-properties officeooo:paragraph-rsid="003aede6"/>
    </style:style>
    <style:style style:name="P176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177" style:family="paragraph" style:parent-style-name="Heading_20_2">
      <style:paragraph-properties fo:break-before="page"/>
    </style:style>
    <style:style style:name="P178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179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180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181" style:family="paragraph" style:parent-style-name="Text_20_body_20__28_user_29_" style:list-style-name="L16">
      <style:text-properties officeooo:paragraph-rsid="00921f07"/>
    </style:style>
    <style:style style:name="P182" style:family="paragraph" style:parent-style-name="Text_20_body_20__28_user_29_" style:list-style-name="L16">
      <style:text-properties officeooo:paragraph-rsid="00938fb1"/>
    </style:style>
    <style:style style:name="P183" style:family="paragraph" style:parent-style-name="Text_20_body_20__28_user_29_" style:list-style-name="L16">
      <style:text-properties officeooo:paragraph-rsid="0093e669"/>
    </style:style>
    <style:style style:name="P184" style:family="paragraph" style:parent-style-name="Text_20_body_20__28_user_29_" style:list-style-name="L16">
      <style:text-properties officeooo:paragraph-rsid="00941517"/>
    </style:style>
    <style:style style:name="P185" style:family="paragraph" style:parent-style-name="Text_20_body_20__28_user_29_" style:list-style-name="L16">
      <style:text-properties officeooo:paragraph-rsid="00ac77e4"/>
    </style:style>
    <style:style style:name="P186" style:family="paragraph" style:parent-style-name="Text_20_body_20__28_user_29_" style:list-style-name="L16">
      <style:text-properties officeooo:paragraph-rsid="00bb0eb1"/>
    </style:style>
    <style:style style:name="P187" style:family="paragraph" style:parent-style-name="Text_20_body_20__28_user_29_" style:list-style-name="L16">
      <style:text-properties officeooo:paragraph-rsid="00bf97aa"/>
    </style:style>
    <style:style style:name="P188" style:family="paragraph" style:parent-style-name="Text_20_body_20__28_user_29_" style:list-style-name="L16">
      <style:text-properties officeooo:paragraph-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P189" style:family="paragraph" style:parent-style-name="Text_20_body_20__28_user_29_" style:list-style-name="L16">
      <style:text-properties fo:language="en" fo:country="US" officeooo:rsid="0095f2e5" officeooo:paragraph-rsid="0096dfee" style:letter-kerning="true" style:font-name-asian="Times New Roman" style:language-asian="en" style:country-asian="US" style:font-name-complex="Times New Roman" style:language-complex="ar" style:country-complex="SA"/>
    </style:style>
    <style:style style:name="P190" style:family="paragraph" style:parent-style-name="Text_20_body_20__28_user_29_" style:list-style-name="L16">
      <style:text-properties fo:language="en" fo:country="US" officeooo:rsid="00adc3e0" officeooo:paragraph-rsid="00adc3e0" style:letter-kerning="true" style:font-name-asian="Times New Roman" style:language-asian="en" style:country-asian="US" style:font-name-complex="Times New Roman" style:language-complex="ar" style:country-complex="SA"/>
    </style:style>
    <style:style style:name="P191" style:family="paragraph" style:parent-style-name="Text_20_body_20__28_user_29_" style:list-style-name="L16">
      <style:text-properties fo:color="#000000" style:font-name="Times New Roman2" fo:font-size="12pt" fo:language="ru" fo:country="RU" officeooo:rsid="00d610e9" officeooo:paragraph-rsid="00d610e9" style:letter-kerning="true" style:font-name-asian="Times New Roman" style:language-asian="en" style:country-asian="US" style:font-name-complex="Times New Roman" style:language-complex="ar" style:country-complex="SA"/>
    </style:style>
    <style:style style:name="P192" style:family="paragraph" style:parent-style-name="Text_20_body_20__28_user_29_" style:list-style-name="L16">
      <style:text-properties fo:color="#000000" style:font-name="Times New Roman2" fo:font-size="12pt" fo:language="ru" fo:country="RU" officeooo:rsid="00d7038e" officeooo:paragraph-rsid="00d7038e" style:letter-kerning="true" style:font-name-asian="Times New Roman" style:language-asian="en" style:country-asian="US" style:font-name-complex="Times New Roman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fcdf7"/>
    </style:style>
    <style:style style:name="T7" style:family="text">
      <style:text-properties fo:language="ru" fo:country="RU" officeooo:rsid="0081db8c"/>
    </style:style>
    <style:style style:name="T8" style:family="text">
      <style:text-properties fo:language="ru" fo:country="RU" officeooo:rsid="0086e162"/>
    </style:style>
    <style:style style:name="T9" style:family="text">
      <style:text-properties fo:language="ru" fo:country="RU" officeooo:rsid="008fc7c5"/>
    </style:style>
    <style:style style:name="T10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1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2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15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96dfee"/>
    </style:style>
    <style:style style:name="T18" style:family="text">
      <style:text-properties fo:language="ru" fo:country="RU" officeooo:rsid="00921f07"/>
    </style:style>
    <style:style style:name="T19" style:family="text">
      <style:text-properties fo:language="ru" fo:country="RU" officeooo:rsid="00b149b3"/>
    </style:style>
    <style:style style:name="T20" style:family="text">
      <style:text-properties fo:language="ru" fo:country="RU" officeooo:rsid="00b03f62"/>
    </style:style>
    <style:style style:name="T21" style:family="text">
      <style:text-properties fo:language="ru" fo:country="RU" officeooo:rsid="00b1a3db"/>
    </style:style>
    <style:style style:name="T22" style:family="text">
      <style:text-properties fo:language="ru" fo:country="RU" officeooo:rsid="00b2de8f"/>
    </style:style>
    <style:style style:name="T23" style:family="text">
      <style:text-properties fo:language="ru" fo:country="RU" officeooo:rsid="00bccb6d"/>
    </style:style>
    <style:style style:name="T24" style:family="text">
      <style:text-properties fo:font-size="8pt" fo:font-style="normal" style:font-name-asian="ISOCPEUR" style:font-size-asian="8pt" style:font-style-asian="normal" style:font-size-complex="8pt"/>
    </style:style>
    <style:style style:name="T25" style:family="text">
      <style:text-properties fo:font-size="8pt" fo:font-style="normal" style:font-size-asian="8pt" style:font-style-asian="normal" style:font-size-complex="8pt"/>
    </style:style>
    <style:style style:name="T26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27" style:family="text">
      <style:text-properties officeooo:rsid="003b9aa5"/>
    </style:style>
    <style:style style:name="T28" style:family="text">
      <style:text-properties style:font-name="ISOCPEUR" fo:font-size="8pt" style:font-size-asian="8pt" style:font-name-complex="ISOCPEUR" style:font-size-complex="8pt"/>
    </style:style>
    <style:style style:name="T29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30" style:family="text">
      <style:text-properties fo:font-style="normal" style:font-style-asian="normal" style:font-size-complex="14pt"/>
    </style:style>
    <style:style style:name="T31" style:family="text">
      <style:text-properties fo:font-style="normal" fo:font-weight="normal"/>
    </style:style>
    <style:style style:name="T32" style:family="text">
      <style:text-properties fo:font-style="normal" fo:font-weight="normal" officeooo:rsid="004a517a"/>
    </style:style>
    <style:style style:name="T33" style:family="text">
      <style:text-properties fo:language="en" fo:country="US"/>
    </style:style>
    <style:style style:name="T34" style:family="text">
      <style:text-properties fo:language="en" fo:country="US" fo:font-style="normal" style:font-style-asian="normal" style:font-size-complex="14pt"/>
    </style:style>
    <style:style style:name="T35" style:family="text">
      <style:text-properties fo:language="en" fo:country="US" officeooo:rsid="0086e162"/>
    </style:style>
    <style:style style:name="T36" style:family="text">
      <style:text-properties fo:language="en" fo:country="US" officeooo:rsid="008fc7c5"/>
    </style:style>
    <style:style style:name="T37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38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39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40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41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42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43" style:family="text">
      <style:text-properties fo:language="en" fo:country="US" officeooo:rsid="00b03f62"/>
    </style:style>
    <style:style style:name="T44" style:family="text">
      <style:text-properties fo:language="en" fo:country="US" officeooo:rsid="00b37c26"/>
    </style:style>
    <style:style style:name="T45" style:family="text">
      <style:text-properties fo:language="en" fo:country="US" officeooo:rsid="00bf97aa"/>
    </style:style>
    <style:style style:name="T46" style:family="text">
      <style:text-properties fo:color="#000000" fo:font-size="12pt" style:font-size-asian="12pt" style:font-size-complex="12pt"/>
    </style:style>
    <style:style style:name="T47" style:family="text">
      <style:text-properties fo:color="#000000" fo:font-size="12pt" officeooo:rsid="0006d2d6" style:font-size-asian="12pt" style:font-size-complex="12pt"/>
    </style:style>
    <style:style style:name="T48" style:family="text">
      <style:text-properties fo:color="#000000" style:font-name="Times New Roman2" fo:font-size="12pt" fo:language="en" fo:country="US"/>
    </style:style>
    <style:style style:name="T49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0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1" style:family="text">
      <style:text-properties officeooo:rsid="0011db54"/>
    </style:style>
    <style:style style:name="T52" style:family="text">
      <style:text-properties officeooo:rsid="001e1151"/>
    </style:style>
    <style:style style:name="T53" style:family="text">
      <style:text-properties officeooo:rsid="003aede6"/>
    </style:style>
    <style:style style:name="T54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55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5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57" style:family="text">
      <style:text-properties fo:font-variant="normal" fo:text-transform="none" fo:letter-spacing="normal" fo:font-style="normal" fo:font-weight="normal"/>
    </style:style>
    <style:style style:name="T58" style:family="text">
      <style:text-properties fo:font-variant="normal" fo:text-transform="none" fo:letter-spacing="normal" fo:font-style="normal" fo:font-weight="normal" officeooo:rsid="00413d7d"/>
    </style:style>
    <style:style style:name="T59" style:family="text">
      <style:text-properties fo:font-variant="normal" fo:text-transform="none" fo:letter-spacing="normal" fo:font-style="normal" fo:font-weight="normal" officeooo:rsid="0044ec62"/>
    </style:style>
    <style:style style:name="T60" style:family="text">
      <style:text-properties fo:font-variant="normal" fo:text-transform="none" fo:letter-spacing="normal" fo:font-style="normal" fo:font-weight="normal" officeooo:rsid="0048cae4"/>
    </style:style>
    <style:style style:name="T61" style:family="text">
      <style:text-properties fo:font-variant="normal" fo:text-transform="none" fo:letter-spacing="normal" fo:font-style="normal" fo:font-weight="normal" officeooo:rsid="0049574b"/>
    </style:style>
    <style:style style:name="T62" style:family="text">
      <style:text-properties fo:font-variant="normal" fo:text-transform="none" fo:letter-spacing="normal" fo:font-style="normal" fo:font-weight="normal" officeooo:rsid="004b49cb"/>
    </style:style>
    <style:style style:name="T63" style:family="text">
      <style:text-properties fo:font-variant="normal" fo:text-transform="none" fo:letter-spacing="normal" fo:font-style="normal" fo:font-weight="normal" officeooo:rsid="004d4282"/>
    </style:style>
    <style:style style:name="T64" style:family="text">
      <style:text-properties fo:font-variant="normal" fo:text-transform="none" fo:letter-spacing="normal" fo:font-style="normal" fo:font-weight="normal" officeooo:rsid="004f228c"/>
    </style:style>
    <style:style style:name="T65" style:family="text">
      <style:text-properties fo:font-variant="normal" fo:text-transform="none" fo:letter-spacing="normal" fo:font-style="normal" fo:font-weight="normal" officeooo:rsid="004fd0db"/>
    </style:style>
    <style:style style:name="T66" style:family="text">
      <style:text-properties fo:font-variant="normal" fo:text-transform="none" fo:letter-spacing="normal" fo:font-style="normal" fo:font-weight="normal" officeooo:rsid="0051b04c"/>
    </style:style>
    <style:style style:name="T67" style:family="text">
      <style:text-properties fo:font-variant="normal" fo:text-transform="none" fo:letter-spacing="normal" fo:font-style="normal" fo:font-weight="normal" officeooo:rsid="00536b17"/>
    </style:style>
    <style:style style:name="T68" style:family="text">
      <style:text-properties style:font-name="Times New Roman"/>
    </style:style>
    <style:style style:name="T69" style:family="text">
      <style:text-properties style:font-name="Times New Roman" fo:font-size="12pt"/>
    </style:style>
    <style:style style:name="T70" style:family="text">
      <style:text-properties style:font-name="Times New Roman" fo:font-size="12pt" style:font-size-asian="12pt" style:font-size-complex="12pt"/>
    </style:style>
    <style:style style:name="T71" style:family="text">
      <style:text-properties style:font-name="Times New Roman" fo:font-size="12pt" officeooo:rsid="004a517a" style:font-size-asian="12pt" style:font-size-complex="12pt"/>
    </style:style>
    <style:style style:name="T72" style:family="text">
      <style:text-properties style:font-name="Times New Roman" fo:font-size="12pt" fo:font-style="normal" fo:font-weight="normal" style:font-size-asian="12pt" style:font-size-complex="12pt"/>
    </style:style>
    <style:style style:name="T73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74" style:family="text">
      <style:text-properties style:font-name="Times New Roman" officeooo:rsid="009eef2e"/>
    </style:style>
    <style:style style:name="T75" style:family="text">
      <style:text-properties officeooo:rsid="004f228c"/>
    </style:style>
    <style:style style:name="T76" style:family="text">
      <style:text-properties officeooo:rsid="00589dc3"/>
    </style:style>
    <style:style style:name="T77" style:family="text">
      <style:text-properties officeooo:rsid="005fcdf7"/>
    </style:style>
    <style:style style:name="T78" style:family="text">
      <style:text-properties officeooo:rsid="0062ba89"/>
    </style:style>
    <style:style style:name="T79" style:family="text">
      <style:text-properties officeooo:rsid="006b1f72"/>
    </style:style>
    <style:style style:name="T80" style:family="text">
      <style:text-properties officeooo:rsid="006e6ddc"/>
    </style:style>
    <style:style style:name="T81" style:family="text">
      <style:text-properties officeooo:rsid="00747f77"/>
    </style:style>
    <style:style style:name="T82" style:family="text">
      <style:text-properties officeooo:rsid="0075e61b"/>
    </style:style>
    <style:style style:name="T83" style:family="text">
      <style:text-properties officeooo:rsid="007a75dd"/>
    </style:style>
    <style:style style:name="T84" style:family="text">
      <style:text-properties officeooo:rsid="007d8454"/>
    </style:style>
    <style:style style:name="T85" style:family="text">
      <style:text-properties officeooo:rsid="0081db8c"/>
    </style:style>
    <style:style style:name="T86" style:family="text">
      <style:text-properties style:font-name="Liberation Serif1" fo:font-size="12pt"/>
    </style:style>
    <style:style style:name="T87" style:family="text">
      <style:text-properties style:font-name="Liberation Serif1" fo:font-size="12pt" officeooo:rsid="00831f59"/>
    </style:style>
    <style:style style:name="T88" style:family="text">
      <style:text-properties style:font-name="Liberation Serif1" fo:font-size="12pt" officeooo:rsid="00842074"/>
    </style:style>
    <style:style style:name="T89" style:family="text">
      <style:text-properties officeooo:rsid="00831f59"/>
    </style:style>
    <style:style style:name="T90" style:family="text">
      <style:text-properties officeooo:rsid="008574b9"/>
    </style:style>
    <style:style style:name="T91" style:family="text">
      <style:text-properties officeooo:rsid="0086e162"/>
    </style:style>
    <style:style style:name="T92" style:family="text">
      <style:text-properties officeooo:rsid="00880e2b"/>
    </style:style>
    <style:style style:name="T93" style:family="text">
      <style:text-properties officeooo:rsid="008b4155"/>
    </style:style>
    <style:style style:name="T94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95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96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97" style:family="text">
      <style:text-properties officeooo:rsid="009a0130"/>
    </style:style>
    <style:style style:name="T98" style:family="text">
      <style:text-properties officeooo:rsid="009af498"/>
    </style:style>
    <style:style style:name="T99" style:family="text">
      <style:text-properties style:font-name="Times New Roman2" fo:font-size="12pt"/>
    </style:style>
    <style:style style:name="T100" style:family="text">
      <style:text-properties fo:font-size="12pt"/>
    </style:style>
    <style:style style:name="T101" style:family="text">
      <style:text-properties fo:font-size="12pt" style:font-size-asian="12pt" style:font-size-complex="12pt"/>
    </style:style>
    <style:style style:name="T102" style:family="text">
      <style:text-properties fo:font-size="12pt" officeooo:rsid="00c63f00" style:font-size-asian="12pt" style:font-size-complex="12pt"/>
    </style:style>
    <style:style style:name="T103" style:family="text">
      <style:text-properties fo:font-size="12pt" officeooo:rsid="00d4c693" style:font-size-asian="12pt" style:font-size-complex="12pt"/>
    </style:style>
    <style:style style:name="T104" style:family="text">
      <style:text-properties officeooo:rsid="009dfa25"/>
    </style:style>
    <style:style style:name="T105" style:family="text">
      <style:text-properties officeooo:rsid="009eef2e"/>
    </style:style>
    <style:style style:name="T106" style:family="text">
      <style:text-properties officeooo:rsid="00a0b2e2"/>
    </style:style>
    <style:style style:name="T107" style:family="text">
      <style:text-properties fo:background-color="transparent" loext:char-shading-value="0"/>
    </style:style>
    <style:style style:name="T108" style:family="text">
      <style:text-properties officeooo:rsid="00a4b420" fo:background-color="transparent" loext:char-shading-value="0"/>
    </style:style>
    <style:style style:name="T109" style:family="text">
      <style:text-properties officeooo:rsid="00831f59" fo:background-color="transparent" loext:char-shading-value="0"/>
    </style:style>
    <style:style style:name="T110" style:family="text">
      <style:text-properties officeooo:rsid="006e6ddc" fo:background-color="transparent" loext:char-shading-value="0"/>
    </style:style>
    <style:style style:name="T111" style:family="text">
      <style:text-properties officeooo:rsid="00a698fb" fo:background-color="transparent" loext:char-shading-value="0"/>
    </style:style>
    <style:style style:name="T112" style:family="text">
      <style:text-properties officeooo:rsid="0063d244" fo:background-color="transparent" loext:char-shading-value="0"/>
    </style:style>
    <style:style style:name="T113" style:family="text">
      <style:text-properties officeooo:rsid="00a6fbcd" fo:background-color="transparent" loext:char-shading-value="0"/>
    </style:style>
    <style:style style:name="T114" style:family="text">
      <style:text-properties officeooo:rsid="00a8cf2f" fo:background-color="transparent" loext:char-shading-value="0"/>
    </style:style>
    <style:style style:name="T115" style:family="text">
      <style:text-properties officeooo:rsid="00bf97aa" fo:background-color="transparent" loext:char-shading-value="0"/>
    </style:style>
    <style:style style:name="T116" style:family="text">
      <style:text-properties officeooo:rsid="00a698fb"/>
    </style:style>
    <style:style style:name="T117" style:family="text">
      <style:text-properties officeooo:rsid="00a8cf2f"/>
    </style:style>
    <style:style style:name="T118" style:family="text">
      <style:text-properties officeooo:rsid="00ac77e4"/>
    </style:style>
    <style:style style:name="T119" style:family="text">
      <style:text-properties officeooo:rsid="00ae52ec"/>
    </style:style>
    <style:style style:name="T120" style:family="text">
      <style:text-properties officeooo:rsid="00b03f62"/>
    </style:style>
    <style:style style:name="T121" style:family="text">
      <style:text-properties officeooo:rsid="00b149b3"/>
    </style:style>
    <style:style style:name="T122" style:family="text">
      <style:text-properties officeooo:rsid="00b37c26"/>
    </style:style>
    <style:style style:name="T123" style:family="text">
      <style:text-properties officeooo:rsid="00b92ee7"/>
    </style:style>
    <style:style style:name="T124" style:family="text">
      <style:text-properties officeooo:rsid="00b2de8f"/>
    </style:style>
    <style:style style:name="T125" style:family="text">
      <style:text-properties officeooo:rsid="00bccb6d"/>
    </style:style>
    <style:style style:name="T126" style:family="text">
      <style:text-properties officeooo:rsid="00bf97aa"/>
    </style:style>
    <style:style style:name="T127" style:family="text">
      <style:text-properties officeooo:rsid="00c63f00"/>
    </style:style>
    <style:style style:name="T128" style:family="text">
      <style:text-properties officeooo:rsid="00cbf137"/>
    </style:style>
    <style:style style:name="T129" style:family="text">
      <style:text-properties officeooo:rsid="00c0b409"/>
    </style:style>
    <style:style style:name="T130" style:family="text">
      <style:text-properties style:use-window-font-color="true" fo:background-color="transparent" loext:char-shading-value="0"/>
    </style:style>
    <style:style style:name="T131" style:family="text">
      <style:text-properties style:use-window-font-color="true" officeooo:rsid="00cdcd4b" fo:background-color="transparent" loext:char-shading-value="0"/>
    </style:style>
    <style:style style:name="T132" style:family="text">
      <style:text-properties officeooo:rsid="00cd648c"/>
    </style:style>
    <style:style style:name="T133" style:family="text">
      <style:text-properties officeooo:rsid="00cdcd4b"/>
    </style:style>
    <style:style style:name="T134" style:family="text">
      <style:text-properties officeooo:rsid="00d12a68"/>
    </style:style>
    <style:style style:name="T135" style:family="text">
      <style:text-properties officeooo:rsid="00d292d3"/>
    </style:style>
    <style:style style:name="T136" style:family="text">
      <style:text-properties officeooo:rsid="00d4c693"/>
    </style:style>
    <style:style style:name="T137" style:family="text">
      <style:text-properties officeooo:rsid="00d610e9"/>
    </style:style>
    <style:style style:name="T138" style:family="text">
      <style:text-properties officeooo:rsid="00d7038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5"/>
      <text:p text:style-name="P99">Титульный лист</text:p>
      <text:p text:style-name="P100">Задание</text:p>
      <text:p text:style-name="P100">Аннотация</text:p>
      <text:p text:style-name="P100">Список сокращений</text:p>
      <text:p text:style-name="P180"/>
      <text:list xml:id="list1993371693216827449" text:style-name="WW8Num1">
        <text:list-item>
          <text:h text:style-name="P166" text:outline-level="1"><text:bookmark-start text:name="__RefHeading___Toc4451_876269813"/><text:span text:style-name="T47">С</text:span><text:span text:style-name="T46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111"><text:a xlink:type="simple" xlink:href="#__RefHeading___Toc4451_876269813" text:style-name="Internet_20_link" text:visited-style-name="Visited_20_Internet_20_Link">Содержание<text:tab/>5</text:a></text:p>
          <text:p text:style-name="P113"><text:a xlink:type="simple" xlink:href="#__RefHeading__315_768117482" text:style-name="Internet_20_link" text:visited-style-name="Visited_20_Internet_20_Link">Введение<text:tab/>6</text:a></text:p>
          <text:p text:style-name="P113"><text:a xlink:type="simple" xlink:href="#__RefHeading___Toc4453_876269813" text:style-name="Internet_20_link" text:visited-style-name="Visited_20_Internet_20_Link">1. Аналитический раздел<text:tab/>8</text:a></text:p>
          <text:p text:style-name="P112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12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1</text:a></text:p>
          <text:p text:style-name="P112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16</text:a></text:p>
          <text:p text:style-name="P112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17</text:a></text:p>
          <text:p text:style-name="P112"><text:a xlink:type="simple" xlink:href="#__RefHeading___Toc9042_1411236934" text:style-name="Internet_20_link" text:visited-style-name="Visited_20_Internet_20_Link">1.5 Выбор средств разработки<text:tab/>18</text:a></text:p>
          <text:p text:style-name="P113"><text:a xlink:type="simple" xlink:href="#__RefHeading___Toc8930_1411236934" text:style-name="Internet_20_link" text:visited-style-name="Visited_20_Internet_20_Link">2 Специальный раздел<text:tab/>19</text:a></text:p>
          <text:p text:style-name="P112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19</text:a></text:p>
          <text:p text:style-name="P112"><text:a xlink:type="simple" xlink:href="#__RefHeading___Toc9046_1411236934" text:style-name="Internet_20_link" text:visited-style-name="Visited_20_Internet_20_Link">2.2 Разработка структуры базы данных<text:tab/>21</text:a></text:p>
          <text:p text:style-name="P112"><text:a xlink:type="simple" xlink:href="#__RefHeading___Toc9048_1411236934" text:style-name="Internet_20_link" text:visited-style-name="Visited_20_Internet_20_Link">2.3 Разработка структуры меню информационной системы<text:tab/>22</text:a></text:p>
          <text:p text:style-name="P112"><text:a xlink:type="simple" xlink:href="#__RefHeading___Toc9050_1411236934" text:style-name="Internet_20_link" text:visited-style-name="Visited_20_Internet_20_Link">2.4 Разработка интерфейса информационной системы<text:tab/>23</text:a></text:p>
          <text:p text:style-name="P112"><text:a xlink:type="simple" xlink:href="#__RefHeading___Toc9052_1411236934" text:style-name="Internet_20_link" text:visited-style-name="Visited_20_Internet_20_Link">2.5 Проведение тестирования программного продукта<text:tab/>24</text:a></text:p>
          <text:p text:style-name="P113"><text:a xlink:type="simple" xlink:href="#__RefHeading___Toc8932_1411236934" text:style-name="Internet_20_link" text:visited-style-name="Visited_20_Internet_20_Link">3 Безопасность жизнедеятельности<text:tab/>25</text:a></text:p>
          <text:p text:style-name="P112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25</text:a></text:p>
          <text:p text:style-name="P113"><text:a xlink:type="simple" xlink:href="#__RefHeading___Toc8934_1411236934" text:style-name="Internet_20_link" text:visited-style-name="Visited_20_Internet_20_Link">Заключение<text:tab/>32</text:a></text:p>
          <text:p text:style-name="P113"><text:a xlink:type="simple" xlink:href="#__RefHeading__327_768117482" text:style-name="Internet_20_link" text:visited-style-name="Visited_20_Internet_20_Link">Библиографический список используемой литературы<text:tab/>33</text:a></text:p>
        </text:index-body>
      </text:table-of-content>
      <text:p text:style-name="P33"/>
      <text:p text:style-name="P34"/>
      <text:list xml:id="list172846168864156" text:continue-numbering="true" text:style-name="WW8Num1">
        <text:list-item>
          <text:h text:style-name="P168" text:outline-level="1"><text:bookmark-start text:name="__RefHeading__315_768117482"/>Введение<text:bookmark-end text:name="__RefHeading__315_768117482"/></text:h>
        </text:list-item>
      </text:list>
      <text:p text:style-name="P38"><text:span text:style-name="T63">Разработка учебно-методических дисциплин - о</text:span><text:span text:style-name="T57">дн</text:span><text:span text:style-name="T58">ой</text:span><text:span text:style-name="T57"> из </text:span><text:span text:style-name="T58">важных задач преподавателей. </text:span><text:span text:style-name="T63">В год разрабатывается</text:span><text:span text:style-name="T58"> </text:span><text:span text:style-name="T59">от 1 до 3</text:span><text:span text:style-name="T58"> учебно-методических комплексов </text:span><text:span text:style-name="T63">одни преподавателем</text:span><text:span text:style-name="T58">. </text:span><text:span text:style-name="T60">В каждый учебно-методический комплекс входит рабочая программа, задания для практикума, </text:span><text:span text:style-name="T61">требования к курсовым работам или проектам, а так же интерактивные образовательные технологии, к примеру, тесты. </text:span><text:span text:style-name="T62">К нему должны быть прикреплены также такие документы как рецензия, учебный план и т</text:span><text:span text:style-name="T64">ак далее.</text:span></text:p>
      <text:p text:style-name="P44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5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40"><text:span text:style-name="T57">Возврат учебного комплекса означает, что </text:span><text:span text:style-name="T65">преподавателю потребуется дополнительное время на доработку данного </text:span><text:span text:style-name="T66">комплекса.</text:span><text:span text:style-name="T57"> </text:span></text:p>
      <text:p text:style-name="P41"><text:span text:style-name="T57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67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42"><text:span text:style-name="T54">Согласно этому, появилась необходимость автоматизации </text:span><text:span text:style-name="T55">процесса</text:span><text:span text:style-name="T54"> разработки учебно-методического комплекса. </text:span><text:span text:style-name="T56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3"><text:span text:style-name="T71">Т</text:span><text:span text:style-name="T70">еперь перейдем к описанию в</text:span><text:span text:style-name="T72">ыпускной квалификационной работы.</text:span></text:p>
      <text:p text:style-name="P39"><text:span text:style-name="T32">Данная </text:span><text:span text:style-name="T31">работа</text:span><text:span text:style-name="T32"> </text:span><text:span text:style-name="T31">выполня</text:span><text:span text:style-name="T32">лась</text:span><text:span text:style-name="T31"> на базе ФГБОУ ВПО «Поволжский государственный университет сервиса». </text:span></text:p>
      <text:p text:style-name="P46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6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6">Специальный раздел содержит описание этапов процесса разработки программного обеспечения.</text:p>
      <text:p text:style-name="P46">Раздел безопасности жизнедеятельности содержит сведения <text:span text:style-name="T75">о человеческом факторе и его влиянии на отказы технических систем</text:span>. </text:p>
      <text:p text:style-name="Text_20_body"/>
      <text:p text:style-name="Text_20_body"/>
      <text:p text:style-name="P35"/>
      <text:list xml:id="list172845845922117" text:continue-numbering="true" text:style-name="WW8Num1">
        <text:list-item>
          <text:h text:style-name="P169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176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46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17">(далее университет)</text:span> предоставляет услуги высшего и среднего профессионального образования.</text:p>
      <text:p text:style-name="P46">Университет был основан в 1981 году, как филиал Московского технологического института в городе Тольятти Куйбышевской области.</text:p>
      <text:p text:style-name="P46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6">Структура университета (<text:span text:style-name="T76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93"/>
            <text:p text:style-name="P93"/>
            <text:p text:style-name="P93"><draw:frame draw:style-name="fr1" draw:name="Изображение2" text:anchor-type="as-char" svg:width="15.61cm" svg:height="22.835cm" draw:z-index="1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98">Рис. 1.1. Организационная структура университета</text:p>
            <text:p text:style-name="P96"/>
          </table:table-cell>
        </table:table-row>
      </table:table>
      <text:p text:style-name="P68">Список институтов/факультетов, кафедр и отделов представлен ниже:</text:p>
      <text:p text:style-name="P37"><text:soft-page-break/><text:span text:style-name="T127">Во главе структуры располагается ректор и ректорат. Ректорат представлен в виде <text:s/></text:span><text:span text:style-name="T102">коллегиального, совещательного органа при ректоре. В него входят </text:span><text:span text:style-name="T101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36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36">- рассмотрение изменений структуры Университета;</text:p>
      <text:p text:style-name="P36">- определение основных направлений финансово-хозяйственной деятельности Университета;</text:p>
      <text:p text:style-name="P36">- рассмотрение и определение основных вопросов экономического и социального развития Университета;</text:p>
      <text:p text:style-name="P36">- организация учебного процесса; <text:s/></text:p>
      <text:p text:style-name="P36">- рассмотрение вопросов подготовки и издания учебных пособий и учебно-методической литературы;</text:p>
      <text:p text:style-name="P36">- организация научно-исследовательской деятельности; </text:p>
      <text:p text:style-name="P36">- организация внебюджетной деятельности Университета; </text:p>
      <text:p text:style-name="P36">- организация довузовской и послевузовской подготовки;</text:p>
      <text:p text:style-name="P36">- работа по подбору и расстановке кадров;</text:p>
      <text:p text:style-name="P36">- рекламная деятельность и маркетинг;</text:p>
      <text:p text:style-name="P36">- взаимоотношения с общественными организациями;</text:p>
      <text:p text:style-name="P36">- развитие материальной базы Университета.</text:p>
      <text:p text:style-name="P163">На данный момент в ректорате насчитывается 34 участников, включая ректора и проректоров, согласно протоколу <text:span text:style-name="T137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164">Так же в руководстве расположен ученый совет. <text:span text:style-name="T136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163">К компетенции Ученого совета относятся:</text:p>
      <text:list xml:id="list1678416261393676059" text:style-name="L17">
        <text:list-item>
          <text:p text:style-name="P158"><text:span text:style-name="T103">принятие решения о созыве и проведении Конференции;</text:span></text:p>
        </text:list-item>
        <text:list-item>
          <text:p text:style-name="P158"><text:soft-page-break/><text:span text:style-name="T103">определение порядка избрания делегатов на Конференцию, осуществление подготовки документации и ведение Конференции;</text:span></text:p>
        </text:list-item>
        <text:list-item>
          <text:p text:style-name="P158"><text:span text:style-name="T103">рассмотрение проекта Устава университета, а также вносимых в него изменений;</text:span></text:p>
        </text:list-item>
        <text:list-item>
          <text:p text:style-name="P158"><text:span text:style-name="T103">осуществление общего контроля за соблюдением в деятельности университета законодательства Российской Федерации;</text:span></text:p>
        </text:list-item>
        <text:list-item>
          <text:p text:style-name="P158"><text:span text:style-name="T103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span></text:p>
        </text:list-item>
        <text:list-item>
          <text:p text:style-name="P158"><text:span text:style-name="T103">заслушивание ежегодных отчетов ректора;</text:span></text:p>
        </text:list-item>
        <text:list-item>
          <text:p text:style-name="P158"><text:span text:style-name="T103">определение принципов распределения финансовых, материальных и трудовых ресурсов университета;</text:span></text:p>
        </text:list-item>
        <text:list-item>
          <text:p text:style-name="P158"><text:span text:style-name="T103">утверждение положений о стипендиях, установление размера стипендий студентам, аспирантам и докторантам;</text:span></text:p>
        </text:list-item>
        <text:list-item>
          <text:p text:style-name="P158"><text:span text:style-name="T103">определение сроков и процедур проведения выборов ректора университета, порядка выдвижения кандидатур на эту должность и требований к ним;</text:span></text:p>
        </text:list-item>
        <text:list-item>
          <text:p text:style-name="P158"><text:span text:style-name="T103">принятие решений по вопросам представления к присвоению ученых званий доцента и профессора научно-педагогическим работникам университета;</text:span></text:p>
        </text:list-item>
        <text:list-item>
          <text:p text:style-name="P158"><text:span text:style-name="T103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span></text:p>
        </text:list-item>
        <text:list-item>
          <text:p text:style-name="P158"><text:span text:style-name="T103">выборы деканов факультетов;</text:span></text:p>
        </text:list-item>
        <text:list-item>
          <text:p text:style-name="P158"><text:span text:style-name="T103">выборы заведующих кафедрами;</text:span></text:p>
        </text:list-item>
        <text:list-item>
          <text:p text:style-name="P158"><text:span text:style-name="T103">принятие решений о создании, реорганизации и ликвидации научных и учебных подразделений;</text:span></text:p>
        </text:list-item>
        <text:list-item>
          <text:p text:style-name="P158"><text:span text:style-name="T103">определение направлений научных исследований;</text:span></text:p>
        </text:list-item>
        <text:list-item>
          <text:p text:style-name="P158"><text:span text:style-name="T103">утверждение тем диссертаций;</text:span></text:p>
        </text:list-item>
        <text:list-item>
          <text:p text:style-name="P158"><text:span text:style-name="T103">рассмотрение годовых планов научно-исследовательских работ университета;</text:span></text:p>
        </text:list-item>
        <text:list-item>
          <text:p text:style-name="P158"><text:span text:style-name="T103">рассмотрение вопросов деятельности диссертационных советов университета;</text:span></text:p>
        </text:list-item>
        <text:list-item>
          <text:p text:style-name="P158"><text:span text:style-name="T103">рассмотрение вопросов редакционно-издательской деятельности;</text:span></text:p>
        </text:list-item>
        <text:list-item>
          <text:p text:style-name="P158"><text:soft-page-break/><text:span text:style-name="T103">представление работников университета к присвоению почетных званий, Российской Федерации, государственным и отраслевым наградам и премиям;</text:span></text:p>
        </text:list-item>
        <text:list-item>
          <text:p text:style-name="P158"><text:span text:style-name="T103">присуждение почетных званий университета;</text:span></text:p>
        </text:list-item>
        <text:list-item>
          <text:p text:style-name="P158"><text:span text:style-name="T103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span></text:p>
        </text:list-item>
        <text:list-item>
          <text:p text:style-name="P158"><text:span text:style-name="T103">решение других вопросов, отнесенных к его компетенции законодательством Российской Федерации.</text:span></text:p>
        </text:list-item>
      </text:list>
      <text:p text:style-name="P159"><text:span text:style-name="T101">В составе ученый совет насчитывается 45 участников, согласно протоколу №1 </text:span><text:span text:style-name="T103">от 28.08.2015, </text:span><text:span text:style-name="T101">который утверждает состав как ректората, так и ученого совета.</text:span></text:p>
      <text:p text:style-name="P143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43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43">Задачи Учебно-методического отдела:</text:p>
      <text:list xml:id="list5318786592984282693" text:style-name="L18">
        <text:list-item>
          <text:p text:style-name="P144"><text:span text:style-name="T138">Координация подготовки и распространения учебно-методической документации университета.</text:span></text:p>
        </text:list-item>
        <text:list-item>
          <text:p text:style-name="P144"><text:span text:style-name="T138">Информационное обслуживание учебно-методического обеспечения учебного процесса.</text:span></text:p>
        </text:list-item>
        <text:list-item>
          <text:p text:style-name="P144"><text:span text:style-name="T138">Участие в методическом обеспечении новых форм обучения с использованием современных средств коммуникаций.</text:span></text:p>
        </text:list-item>
      </text:list>
      <text:p text:style-name="P143">Функции Учебно-методического отдела:</text:p>
      <text:list xml:id="list964200742188416855" text:style-name="L19">
        <text:list-item>
          <text:p text:style-name="P146"><text:span text:style-name="T138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span></text:p>
        </text:list-item>
        <text:list-item>
          <text:p text:style-name="P146"><text:span text:style-name="T138">Формирование и обновление «Карт методического обеспечения дисциплин направлений подготовки (специальностей)».</text:span></text:p>
        </text:list-item>
        <text:list-item>
          <text:p text:style-name="P146"><text:soft-page-break/><text:span text:style-name="T138">Подготовка приказа «Об учебно-методическом обеспечении направлений подготовки (специальностей) университета».</text:span></text:p>
        </text:list-item>
        <text:list-item>
          <text:p text:style-name="P146"><text:span text:style-name="T138">Формирование плана издания учебно-методической литературы и контроль за его исполнением.</text:span></text:p>
        </text:list-item>
        <text:list-item>
          <text:p text:style-name="P146"><text:span text:style-name="T138">Формирование плана разработки рабочих учебных программ по дисциплинам основных образовательных программ и контроль за его исполнением.</text:span></text:p>
        </text:list-item>
        <text:list-item>
          <text:p text:style-name="P146"><text:span text:style-name="T138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span></text:p>
        </text:list-item>
        <text:list-item>
          <text:p text:style-name="P146"><text:span text:style-name="T138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span></text:p>
        </text:list-item>
        <text:list-item>
          <text:p text:style-name="P146"><text:span text:style-name="T138">Формирование фонда электронных учебно-методических материалов ППС университета.</text:span></text:p>
        </text:list-item>
        <text:list-item>
          <text:p text:style-name="P146"><text:span text:style-name="T138">Анализ состояния и формирование базы заданий для студентов заочной формы обучения направлений подготовки (специальностей).</text:span></text:p>
        </text:list-item>
        <text:list-item>
          <text:p text:style-name="P146"><text:span text:style-name="T138">Размещение на сайт университета кейс-пакетов для студентов заочной формы обучения направлений подготовки (специальностей).</text:span></text:p>
        </text:list-item>
        <text:list-item>
          <text:p text:style-name="P146"><text:span text:style-name="T138">Формирование плана проведения открытых лекций в форме приказа «Об открытых лекциях» на учебный год, контроль за его исполнением.</text:span></text:p>
        </text:list-item>
        <text:list-item>
          <text:p text:style-name="P146"><text:span text:style-name="T138">Подготовка приказа «О деятельности научно-методических советов по специальностям и направлениям университета».</text:span></text:p>
        </text:list-item>
        <text:list-item>
          <text:p text:style-name="P146"><text:span text:style-name="T138">Формирование плана разработки и внедрения в учебный процесс инновационных образовательных технологий.</text:span></text:p>
        </text:list-item>
        <text:list-item>
          <text:p text:style-name="P146"><text:span text:style-name="T138">Формирование и обновление карт учета внедряемых в учебный процесс инновационных образовательных технологий.</text:span></text:p>
        </text:list-item>
        <text:list-item>
          <text:p text:style-name="P146"><text:span text:style-name="T138">Формирование заявки ППС на командировки в профильные У МО на календарный год.</text:span></text:p>
        </text:list-item>
        <text:list-item>
          <text:p text:style-name="P146"><text:span text:style-name="T138">Конвертирование рабочих учебных программ дисциплин ООП в формат pdf и размещение их в ЭБС на сайте университета.</text:span></text:p>
        </text:list-item>
        <text:list-item>
          <text:p text:style-name="P146"><text:span text:style-name="T138">Формирование плана работы учебно-методического совета университета.</text:span></text:p>
        </text:list-item>
        <text:list-item>
          <text:p text:style-name="P146"><text:span text:style-name="T138">Контроль за подготовкой кафедрами документов, необходимых для открытия новых направлений подготовки (специальностей).</text:span></text:p>
        </text:list-item>
        <text:list-item>
          <text:p text:style-name="P146"><text:soft-page-break/><text:span text:style-name="T138">Подготовка и проведение межвузовских и внутривузовских семинаров и конференций по учебно-методическим вопросам.</text:span></text:p>
        </text:list-item>
        <text:list-item>
          <text:p text:style-name="P146"><text:span text:style-name="T138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span></text:p>
        </text:list-item>
        <text:list-item>
          <text:p text:style-name="P146"><text:span text:style-name="T138">Подведение статистических данных по всем направлениям деятельности УМО.</text:span></text:p>
        </text:list-item>
        <text:list-item>
          <text:p text:style-name="P146"><text:span text:style-name="T138">Обеспечение заинтересованных организаций и учреждений соответствующей аналитической информацией.</text:span></text:p>
        </text:list-item>
        <text:list-item>
          <text:p text:style-name="P146"><text:span text:style-name="T138">Участие в разработке проектов внутривузовских стандартов, рекомендаций и правил.</text:span></text:p>
        </text:list-item>
        <text:list-item>
          <text:p text:style-name="P146"><text:span text:style-name="T138">Сбор, обобщение и анализ материалов учебно-методического характера.</text:span></text:p>
        </text:list-item>
        <text:list-item>
          <text:p text:style-name="P146"><text:span text:style-name="T138">Участие в подготовке предложений по развитию образовательного процесса с учетом новейших направлений.</text:span></text:p>
        </text:list-item>
        <text:list-item>
          <text:p text:style-name="P146"><text:span text:style-name="T138">Консультативная и практическая помощь преподавателям и сотрудникам университета по учебно-методической деятельности.</text:span></text:p>
        </text:list-item>
      </text:list>
      <text:p text:style-name="P145"/>
      <text:list xml:id="list172845766003170" text:continue-list="list172845845922117" text:style-name="WW8Num1">
        <text:list-item>
          <text:h text:style-name="P177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7">ой</text:span><text:span text:style-name="T5"> </text:span><text:span text:style-name="T7">разработки</text:span><text:span text:style-name="T5"> AS-IS</text:span><text:bookmark-end text:name="__RefHeading___Toc9036_1411236934"/></text:h>
        </text:list-item>
      </text:list>
      <text:p text:style-name="P47">Для того чтобы преступить к разработке схемы информационной структуры необходимо <text:span text:style-name="T126">разобраться</text:span>, <text:span text:style-name="T126">что включает в себя</text:span> учебно-методическ<text:span text:style-name="T126">ую</text:span> <text:span text:style-name="T89">разработку (далее УМР) и определить их структура</text:span>.</text:p>
      <text:p text:style-name="P89">Учебно-методическая разработка включает в себя:</text:p>
      <text:list xml:id="list8081409116851414223" text:style-name="L1">
        <text:list-item>
          <text:p text:style-name="P114">Разработка рабочей <text:span text:style-name="T128">учебной</text:span> программы дисциплины.</text:p>
        </text:list-item>
        <text:list-item>
          <text:p text:style-name="P114">Разработка конспекта лекций по дисциплине.</text:p>
        </text:list-item>
        <text:list-item>
          <text:p text:style-name="P114">Разработка учебно-методического пособия по дисциплине.</text:p>
        </text:list-item>
        <text:list-item>
          <text:p text:style-name="P114">Разработка лабораторного практикума.</text:p>
        </text:list-item>
        <text:list-item>
          <text:p text:style-name="P114">Разработка учебно-методического пособия по выполнению курсовых проектов (работ).</text:p>
        </text:list-item>
        <text:list-item>
          <text:p text:style-name="P114">Разработка учебного пособия.</text:p>
        </text:list-item>
        <text:list-item>
          <text:p text:style-name="P114">Разработка тестовых заданий.</text:p>
        </text:list-item>
        <text:list-item>
          <text:p text:style-name="P114">Разработка хрестоматии.</text:p>
        </text:list-item>
        <text:list-item>
          <text:p text:style-name="P114">Разработка учебно-методического комплекса дисциплин.</text:p>
        </text:list-item>
      </text:list>
      <text:p text:style-name="P90">Рассмотрим <text:s/>подробнее структуру <text:span text:style-name="T129">учебно-методического комплекса дисциплин</text:span>ы (далее УМКД <text:span text:style-name="T135">или УМК</text:span>)<text:span text:style-name="T129"> </text:span>и <text:s/><text:span text:style-name="T129">рабочей </text:span>учебной <text:span text:style-name="T129">программы дисциплины </text:span>(далее РУП)<text:span text:style-name="T129">, </text:span>так же посмотрим как они связаны.</text:p>
      <text:p text:style-name="P90">Структура РУП, согласно <text:span text:style-name="T132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32">разделы</text:span>:</text:p>
      <text:list xml:id="list4733659648817760803" text:style-name="L2">
        <text:list-item>
          <text:p text:style-name="P115">Цели освоения дисциплины</text:p>
        </text:list-item>
        <text:list-item>
          <text:p text:style-name="P115">Место дисциплины в структуре ООП специальности <text:s/>(направления)</text:p>
        </text:list-item>
        <text:list-item>
          <text:p text:style-name="P115">Компетенции обучающегося, формируемые в результате освоения дисциплины (модуля)</text:p>
        </text:list-item>
        <text:list-item>
          <text:p text:style-name="P115">Структура и содержание дисциплины (модуля)</text:p>
          <text:list>
            <text:list-item>
              <text:p text:style-name="P147">Структура дисциплины. Распределение фонда времени по семестрам, неделям и видам занятий</text:p>
            </text:list-item>
            <text:list-item>
              <text:p text:style-name="P150">Содержание дисциплины. Распределение фонда времени по темам и видам занятий</text:p>
            </text:list-item>
            <text:list-item>
              <text:p text:style-name="P150">Тематический план изучения дисциплины</text:p>
            </text:list-item>
            <text:list-item>
              <text:p text:style-name="P150">Содержание самостоятельной работы</text:p>
            </text:list-item>
          </text:list>
        </text:list-item>
        <text:list-item>
          <text:p text:style-name="P152"><text:soft-page-break/>Образовательные технологии</text:p>
        </text:list-item>
        <text:list-item>
          <text:p text:style-name="P152">Оценочные средства для текущего контроля успеваемости, промежуточной аттестации по итогам освоения дисциплины и учебно-методическое обеспечение самостоятельной работы</text:p>
        </text:list-item>
        <text:list-item>
          <text:p text:style-name="P152">Учебно-методическое и информационное обеспечение дисциплины (модуля)</text:p>
          <text:list>
            <text:list-item>
              <text:p text:style-name="P147">Основная литература</text:p>
            </text:list-item>
            <text:list-item>
              <text:p text:style-name="P150">Дополнительная литература</text:p>
            </text:list-item>
            <text:list-item>
              <text:p text:style-name="P150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152">Методические рекомендации (материалы) для преподавателя</text:p>
        </text:list-item>
        <text:list-item>
          <text:p text:style-name="P152">Методические рекомендации для студента</text:p>
        </text:list-item>
        <text:list-item>
          <text:p text:style-name="P152">Материально-техническое обеспечение дисциплины</text:p>
        </text:list-item>
        <text:list-item>
          <text:p text:style-name="P152">Протокол согласования с другими дисциплинами ООП</text:p>
        </text:list-item>
        <text:list-item>
          <text:p text:style-name="P152">Дополнения и изменения к рабочей учебной программе</text:p>
        </text:list-item>
        <text:list-item>
          <text:p text:style-name="P152">Технологическая карта дисциплины</text:p>
        </text:list-item>
      </text:list>
      <text:p text:style-name="P153">Автор имеет право включить дополнительные разделы в структуру РУП.</text:p>
      <text:p text:style-name="P153">Структура УМКД, согласно требованиям ФГОС 3+, включает следующие разделы: </text:p>
      <text:list xml:id="list8203772154537906466" text:style-name="L3">
        <text:list-item>
          <text:p text:style-name="P154">Рабочая учебная программа дисциплины</text:p>
          <text:list>
            <text:list-item>
              <text:p text:style-name="P148">Цели освоения дисциплины</text:p>
            </text:list-item>
            <text:list-item>
              <text:p text:style-name="P151">Место дисциплины в структуре ООП специальности <text:s/>(направления)</text:p>
            </text:list-item>
            <text:list-item>
              <text:p text:style-name="P151">Компетенции обучающегося, формируемые в результате освоения дисциплины (модуля)</text:p>
            </text:list-item>
            <text:list-item>
              <text:p text:style-name="P151">Структура и объем дисциплины</text:p>
            </text:list-item>
            <text:list-item>
              <text:p text:style-name="P151">Содержание дисциплины (распределение фонда времени по темам и видам занятий)</text:p>
            </text:list-item>
            <text:list-item>
              <text:p text:style-name="P151">Образовательные технологии</text:p>
            </text:list-item>
            <text:list-item>
              <text:p text:style-name="P151">Оценочные средства для текущего контроля успеваемости, промежуточной аттестации по итогам освоения дисциплины</text:p>
            </text:list-item>
          </text:list>
        </text:list-item>
        <text:list-item>
          <text:p text:style-name="P157">Конспект лекций (структурированный по темам)</text:p>
        </text:list-item>
        <text:list-item>
          <text:p text:style-name="P157">Практические занятия (лабораторные работы)</text:p>
          <text:list>
            <text:list-item>
              <text:p text:style-name="P149">Задачи и упражнения по теме (с примерами решений)</text:p>
            </text:list-item>
            <text:list-item>
              <text:p text:style-name="P151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157">Самостоятельная работа</text:p>
          <text:list>
            <text:list-item>
              <text:p text:style-name="P149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151">Методические рекомендации к подготовке рефератов, эссе и др.</text:p>
            </text:list-item>
          </text:list>
        </text:list-item>
        <text:list-item>
          <text:p text:style-name="P157">Учебно-методическое и информационное обеспечение дисциплины (модуля)</text:p>
          <text:list>
            <text:list-item>
              <text:p text:style-name="P149">Основная литература</text:p>
            </text:list-item>
            <text:list-item>
              <text:p text:style-name="P151">Дополнительная литература</text:p>
            </text:list-item>
            <text:list-item>
              <text:p text:style-name="P151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157">Методические рекомендации для преподавателя</text:p>
        </text:list-item>
        <text:list-item>
          <text:p text:style-name="P157">Методические указания для студентов по изучению дисциплины</text:p>
        </text:list-item>
        <text:list-item>
          <text:p text:style-name="P157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157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157">Материально-техническое обеспечение дисциплины</text:p>
        </text:list-item>
        <text:list-item>
          <text:p text:style-name="P157">Технологическая карта дисциплины</text:p>
        </text:list-item>
      </text:list>
      <text:p text:style-name="P94"><text:span text:style-name="T130">Автор </text:span><text:span text:style-name="T131">также </text:span><text:span text:style-name="T130">имеет право включить дополнительные разделы в структуру </text:span><text:span text:style-name="T131">УМКД</text:span><text:span text:style-name="T130">.</text:span></text:p>
      <text:p text:style-name="P155">В причину того, что в структуру УМКД входит частично структура РУП, рассмотрим взаимосвязь разделов в таблице 1.1.</text:p>
      <text:p text:style-name="P156">Таблица 1.1</text:p>
      <text:p text:style-name="P160">Взаимосвязь разделов из РУП и УМКД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05">Раздел из РУП</text:p>
          </table:table-cell>
          <table:table-cell table:style-name="Таблица4.A1" office:value-type="string">
            <text:p text:style-name="P106">Раздел из УМКД</text:p>
          </table:table-cell>
          <table:table-cell table:style-name="Таблица4.C1" office:value-type="string">
            <text:p text:style-name="P106">Ко<text:span text:style-name="T134">м</text:span>ментарий</text:p>
          </table:table-cell>
        </table:table-row>
        <table:table-row>
          <table:table-cell table:style-name="Таблица4.A2" office:value-type="string">
            <text:p text:style-name="P108">1. Цели освоения дисциплины</text:p>
          </table:table-cell>
          <table:table-cell table:style-name="Таблица4.A2" office:value-type="string">
            <text:p text:style-name="P108">1.1. Цели освоения дисциплины</text:p>
          </table:table-cell>
          <table:table-cell table:style-name="Таблица4.C2" office:value-type="string">
            <text:p text:style-name="P104"/>
          </table:table-cell>
        </table:table-row>
        <table:table-row>
          <table:table-cell table:style-name="Таблица4.A2" office:value-type="string">
            <text:p text:style-name="P108">2. Место дисциплины в структуре ООП специальности <text:s/>(направления)</text:p>
          </table:table-cell>
          <table:table-cell table:style-name="Таблица4.A2" office:value-type="string">
            <text:p text:style-name="P108">1.2. Место дисциплины в структуре ООП специальности <text:s/>(направления)</text:p>
          </table:table-cell>
          <table:table-cell table:style-name="Таблица4.C2" office:value-type="string">
            <text:p text:style-name="P104"/>
          </table:table-cell>
        </table:table-row>
        <table:table-row>
          <table:table-cell table:style-name="Таблица4.A2" office:value-type="string">
            <text:p text:style-name="P108">3. Компетенции обучающегося, формируемые в результате освоения дисциплины (модуля)</text:p>
          </table:table-cell>
          <table:table-cell table:style-name="Таблица4.A2" office:value-type="string">
            <text:p text:style-name="P108">1.3. Компетенции обучающегося, формируемые в результате освоения дисциплины (модуля)</text:p>
          </table:table-cell>
          <table:table-cell table:style-name="Таблица4.C2" office:value-type="string">
            <text:p text:style-name="P104"/>
          </table:table-cell>
        </table:table-row>
        <table:table-row>
          <table:table-cell table:style-name="Таблица4.A2" office:value-type="string">
            <text:p text:style-name="P108">4.1. Структура дисциплины. Распределение фонда времени по семестрам, неделям и видам <text:soft-page-break/>занятий</text:p>
          </table:table-cell>
          <table:table-cell table:style-name="Таблица4.A2" office:value-type="string">
            <text:p text:style-name="P108">1.4. Структура и объем дисциплины</text:p>
          </table:table-cell>
          <table:table-cell table:style-name="Таблица4.C2" office:value-type="string">
            <text:p text:style-name="P104"/>
          </table:table-cell>
        </table:table-row>
        <table:table-row>
          <table:table-cell table:style-name="Таблица4.A2" office:value-type="string">
            <text:p text:style-name="P108">4.2. Содержание дисциплины. Распределение фонда времени по темам и видам занятий</text:p>
          </table:table-cell>
          <table:table-cell table:style-name="Таблица4.A2" office:value-type="string">
            <text:p text:style-name="P108">1.5. Содержание дисциплины (распределение фонда времени по темам и видам занятий)</text:p>
          </table:table-cell>
          <table:table-cell table:style-name="Таблица4.C2" office:value-type="string">
            <text:p text:style-name="P104"/>
          </table:table-cell>
        </table:table-row>
        <table:table-row>
          <table:table-cell table:style-name="Таблица4.A2" office:value-type="string">
            <text:p text:style-name="P108">4.3. Тематический план изучения дисциплины</text:p>
          </table:table-cell>
          <table:table-cell table:style-name="Таблица4.A2" office:value-type="string">
            <text:p text:style-name="P108">2. Конспект лекций (структурированный по темам)</text:p>
          </table:table-cell>
          <table:table-cell table:style-name="Таблица4.C2" office:value-type="string">
            <text:p text:style-name="P107">В РУП приведены только названия лекций</text:p>
          </table:table-cell>
        </table:table-row>
        <table:table-row>
          <table:table-cell table:style-name="Таблица4.A2" office:value-type="string">
            <text:p text:style-name="P108">4.4. Содержание самостоятельной работы</text:p>
          </table:table-cell>
          <table:table-cell table:style-name="Таблица4.A2" office:value-type="string">
            <text:p text:style-name="P108">4. Самостоятельная работа</text:p>
          </table:table-cell>
          <table:table-cell table:style-name="Таблица4.C2" office:value-type="string">
            <text:p text:style-name="P109">В РУП приведены только названия работ</text:p>
          </table:table-cell>
        </table:table-row>
        <table:table-row>
          <table:table-cell table:style-name="Таблица4.A2" office:value-type="string">
            <text:p text:style-name="P110">5. Образовательные технологии</text:p>
          </table:table-cell>
          <table:table-cell table:style-name="Таблица4.A2" office:value-type="string">
            <text:p text:style-name="P110">1.6. Образовательные технологии</text:p>
          </table:table-cell>
          <table:table-cell table:style-name="Таблица4.C2" office:value-type="string">
            <text:p text:style-name="P104"/>
          </table:table-cell>
        </table:table-row>
        <table:table-row>
          <table:table-cell table:style-name="Таблица4.A2" office:value-type="string">
            <text:p text:style-name="P110">6. Оценочные средства для текущего контроля успеваемости, промежуточной аттестации по итогам освоения дисциплины и учебно-методическое обеспечение самостоятельной работы</text:p>
          </table:table-cell>
          <table:table-cell table:style-name="Таблица4.A2" office:value-type="string">
            <text:p text:style-name="P110">1.7. Оценочные средства для текущего контроля успеваемости, промежуточной аттестации по итогам освоения дисциплины</text:p>
          </table:table-cell>
          <table:table-cell table:style-name="Таблица4.C2" office:value-type="string">
            <text:p text:style-name="P104"/>
          </table:table-cell>
        </table:table-row>
        <table:table-row>
          <table:table-cell table:style-name="Таблица4.A2" office:value-type="string">
            <text:p text:style-name="P110">7. Учебно-методическое и информационное обеспечение дисциплины (модуля)</text:p>
          </table:table-cell>
          <table:table-cell table:style-name="Таблица4.A2" office:value-type="string">
            <text:p text:style-name="P110">5. Учебно-методическое и информационное обеспечение дисциплины (модуля)</text:p>
          </table:table-cell>
          <table:table-cell table:style-name="Таблица4.C2" office:value-type="string">
            <text:p text:style-name="P109">И все подразделы соответственно связаны</text:p>
          </table:table-cell>
        </table:table-row>
        <table:table-row>
          <table:table-cell table:style-name="Таблица4.A2" office:value-type="string">
            <text:p text:style-name="P110">8. Методические рекомендации (материалы) для преподавателя</text:p>
          </table:table-cell>
          <table:table-cell table:style-name="Таблица4.A2" office:value-type="string">
            <text:p text:style-name="P110">6. Методические рекомендации для преподавателя</text:p>
          </table:table-cell>
          <table:table-cell table:style-name="Таблица4.C2" office:value-type="string">
            <text:p text:style-name="P104"/>
          </table:table-cell>
        </table:table-row>
        <table:table-row>
          <table:table-cell table:style-name="Таблица4.A2" office:value-type="string">
            <text:p text:style-name="P110">9. Методические рекомендации для студента</text:p>
          </table:table-cell>
          <table:table-cell table:style-name="Таблица4.A2" office:value-type="string">
            <text:p text:style-name="P110">7. Методические указания для студентов по изучению дисциплины</text:p>
          </table:table-cell>
          <table:table-cell table:style-name="Таблица4.C2" office:value-type="string">
            <text:p text:style-name="P104"/>
          </table:table-cell>
        </table:table-row>
        <table:table-row>
          <table:table-cell table:style-name="Таблица4.A2" office:value-type="string">
            <text:p text:style-name="P110">10. Материально-техническое обеспечение дисциплины</text:p>
          </table:table-cell>
          <table:table-cell table:style-name="Таблица4.A2" office:value-type="string">
            <text:p text:style-name="P110">10. Материально-техническое обеспечение дисциплины</text:p>
          </table:table-cell>
          <table:table-cell table:style-name="Таблица4.C2" office:value-type="string">
            <text:p text:style-name="P104"/>
          </table:table-cell>
        </table:table-row>
        <table:table-row>
          <table:table-cell table:style-name="Таблица4.A2" office:value-type="string">
            <text:p text:style-name="P110">13. Технологическая карта дисциплины</text:p>
          </table:table-cell>
          <table:table-cell table:style-name="Таблица4.A2" office:value-type="string">
            <text:p text:style-name="P110">11. Технологическая карта дисциплины</text:p>
          </table:table-cell>
          <table:table-cell table:style-name="Таблица4.C2" office:value-type="string">
            <text:p text:style-name="P104"/>
          </table:table-cell>
        </table:table-row>
      </table:table>
      <text:p text:style-name="P161"/>
      <text:p text:style-name="P91">После того, как мы рассмотрели структуру РУП и УМКД, выясним, кто будет участвовать в схеме утверждения УМКД.</text:p>
      <text:p text:style-name="P47"><text:soft-page-break/>Во-первых, это автор учебно-методическо<text:span text:style-name="T85">й</text:span> <text:span text:style-name="T85">разработки</text:span>. Он может быть <text:span text:style-name="T82">с</text:span> любой кафедры, так как каждому преподавателю без исключения необходимо разрабатывать <text:s/><text:span text:style-name="T128">УМКД,</text:span> <text:span text:style-name="T84">РУП, учебно-методические пособия (далее УМП)</text:span> и т.д.</text:p>
      <text:p text:style-name="P64"><text:span text:style-name="T77">Во-вторых, это рецензент. Рецензент</text:span><text:span text:style-name="T86"> может быть внутренней (остепененный) - это любой преподаватель университета, или внешн</text:span><text:span text:style-name="T87">ий</text:span><text:span text:style-name="T86"> - это любой преподаватель стороннего ВУЗа.</text:span><text:span text:style-name="T77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64"><text:span text:style-name="T78">В-третьих, кафедра. После того как рецензия получена, автор должен предоставить УМР заведующему той кафедры</text:span><text:span text:style-name="T108">, где велась разработка.</text:span></text:p>
      <text:p text:style-name="P85"><text:span text:style-name="T108">В-</text:span><text:span text:style-name="T107">четвертых, это научно-методический совет </text:span><text:span text:style-name="T113">(далее НМС)</text:span><text:span text:style-name="T107">. </text:span><text:span text:style-name="T113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15">или по общим предметам</text:span><text:span text:style-name="T113"> есть свой НМС. УМР </text:span><text:span text:style-name="T114">должна утверждаться</text:span><text:span text:style-name="T113"> </text:span><text:span text:style-name="T114">на</text:span><text:span text:style-name="T113"> </text:span><text:span text:style-name="T114">каждом НМС по направлениям. На данный момент в университете создано </text:span><text:span text:style-name="T115">32</text:span><text:span text:style-name="T114"> НМС, согласно документу «Приказ НМС </text:span><text:span text:style-name="T115">2015-2016</text:span><text:span text:style-name="T114">».</text:span></text:p>
      <text:p text:style-name="P87"><text:span text:style-name="T114">Н</text:span><text:span text:style-name="T107">аучно-методический совет состоит из председателя НМС, </text:span><text:span text:style-name="T115">заместителя председателя,</text:span><text:span text:style-name="T107"> членов совета и секретаря. </text:span><text:span text:style-name="T115">Каждый НМС сформирован:</text:span></text:p>
      <text:list xml:id="list1554005056866411943" text:style-name="L4">
        <text:list-item>
          <text:p text:style-name="P116">по направлениям подготовки и специальностям университета;</text:p>
        </text:list-item>
        <text:list-item>
          <text:p text:style-name="P116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84"><text:span text:style-name="T108">В-</text:span><text:span text:style-name="T111">пятых</text:span><text:span text:style-name="T107">, в процессе формирования </text:span><text:span text:style-name="T109">УМР </text:span><text:span text:style-name="T111">должна </text:span><text:span text:style-name="T107">участв</text:span><text:span text:style-name="T111">овать</text:span><text:span text:style-name="T107"> </text:span><text:span text:style-name="T111">библиотека</text:span><text:span text:style-name="T110">, </text:span><text:span text:style-name="T111">где подтверждается верность библиографического списка литературы.</text:span></text:p>
      <text:p text:style-name="P85"><text:span text:style-name="T107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12">учебно-методической работе.</text:span></text:p>
      <text:p text:style-name="P48">И, <text:span text:style-name="T116">как сказано выше</text:span>, в процессе участвует проректор по учебно-методической работе. <text:span text:style-name="T116">После утверждения проректором, данная УМР считается завершенной и работоспособной.</text:span> </text:p>
      <text:p text:style-name="P49">Стоит отметить, что все они <text:span text:style-name="T116">представлены на рисунке 1.1 и участвуют</text:span> в схеме утверждения учебно-методических <text:span text:style-name="T116">разработок</text:span>. На рисунке 1.2 представлена схема утверждения <text:span text:style-name="T84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92"><draw:frame draw:style-name="fr2" draw:name="Изображение1" text:anchor-type="as-char" svg:width="14.529cm" svg:height="25.299cm" draw:z-index="2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97">Рис. 1.2. Схема утверждения <text:span text:style-name="T84">УМК</text:span></text:p>
            <text:p text:style-name="P95"/>
          </table:table-cell>
        </table:table-row>
      </table:table>
      <text:p text:style-name="P102"><text:soft-page-break/><text:tab/>Как мы видим на схеме, <text:span text:style-name="T117">7</text:span> <text:span text:style-name="T79">объектов</text:span> участвует в этом процессе, все они были перечислены выше. </text:p>
      <text:p text:style-name="P60"><text:span text:style-name="T83">Можно видеть</text:span>, <text:span text:style-name="T83">что</text:span> автор разрабатывает <text:span text:style-name="T84">УМК,</text:span> <text:span text:style-name="T80">а это самый длительный процесс, представленный на этой схеме, затем подписывает ее и отправляет Рецензенту.</text:span></text:p>
      <text:p text:style-name="P65"><text:span text:style-name="T80">В свою очередь рецензент изучает данный УМК и предоставляет рецензию для данного комплекса. </text:span><text:span text:style-name="T86">Рецензия составляется только на </text:span><text:span text:style-name="T88">УМП и</text:span><text:span text:style-name="T86"> </text:span><text:span text:style-name="T88">УМК</text:span><text:span text:style-name="T86">. </text:span></text:p>
      <text:p text:style-name="P86">Следом ид<text:span text:style-name="T118">у</text:span>т <text:span text:style-name="T118">пять</text:span> этап<text:span text:style-name="T118">ов</text:span> проверки <text:s/><text:span text:style-name="T84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87"><text:span text:style-name="T120">Заметим</text:span>, что в протокол согласования заносят все направления, который были использованы при разработке УМК. <text:span text:style-name="T120">НМС проверяет комплекс по своим направлениям и ставит свою подпись в протоколе.</text:span></text:p>
      <text:p text:style-name="P87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50">Если на одном из этапов проверки находится ошибка, то ее указывают в замечаниях к <text:s/><text:span text:style-name="T119">УМР</text:span>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P50"/>
      <text:p text:style-name="Quotations"><text:soft-page-break/><draw:frame draw:style-name="fr1" draw:name="Изображение3" text:anchor-type="as-char" svg:width="16.307cm" svg:height="14.37cm" draw:z-index="3"><draw:image xlink:href="Pictures/10000000000002E50000028DDC319B62291F008E.png" xlink:type="simple" xlink:show="embed" xlink:actuate="onLoad"/></draw:frame></text:p>
      <text:p text:style-name="P23">Рис. 1.3. Схема изменения статуса для <text:span text:style-name="T6">учебно-методическ</text:span><text:span text:style-name="T1">ого</text:span><text:span text:style-name="T6"> материал</text:span><text:span text:style-name="T1">а</text:span></text:p>
      <text:p text:style-name="P51">В большинстве случаев учебно-методический материал возвращают по следующим причинам:</text:p>
      <text:list xml:id="list2733412518548695167" text:style-name="L5">
        <text:list-item>
          <text:p text:style-name="P117">Отсутствие глав, необходимых согласно стандарту <text:span text:style-name="T119">ФГОС 3+</text:span>.</text:p>
        </text:list-item>
        <text:list-item>
          <text:p text:style-name="P117">Использование стилей, отличных от требуемых в стандарте <text:span text:style-name="T119">ФГОС 3+</text:span>.</text:p>
        </text:list-item>
        <text:list-item>
          <text:p text:style-name="P117">Список глав в рабочей программе не соответствует списку глав в учебно-методическом комплексе и т.д.</text:p>
        </text:list-item>
      </text:list>
      <text:p text:style-name="P61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list xml:id="list172845346594760" text:continue-list="list172845766003170" text:style-name="WW8Num1">
        <text:list-item>
          <text:h text:style-name="P178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88">Рассмотрим <text:span text:style-name="T5">программно-аппаратного обеспечения </text:span><text:span text:style-name="T1">университета.</text:span></text:p>
      <text:p text:style-name="P88"><text:span text:style-name="T1">Из предоставленной информации от подразделения «Управление по информатизации», на базе университета </text:span><text:span text:style-name="T21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56">Перейдем к анализу данного сервера.</text:p>
      <text:p text:style-name="P56">Характеристики:</text:p>
      <text:list xml:id="list8125463537113736204" text:style-name="L6">
        <text:list-item>
          <text:p text:style-name="P118">Процессор - Intel Core i5</text:p>
        </text:list-item>
        <text:list-item>
          <text:p text:style-name="P128"><text:span text:style-name="T1">Память — </text:span><text:span text:style-name="T22">16 Гб</text:span></text:p>
        </text:list-item>
        <text:list-item>
          <text:p text:style-name="P129"><text:span text:style-name="T1">Тип памяти — </text:span><text:span text:style-name="T33">RAID SATA 2x2</text:span></text:p>
        </text:list-item>
        <text:list-item>
          <text:p text:style-name="P119">Операционная система <text:span text:style-name="T123">(далее ОС)</text:span> — <text:span text:style-name="T33">Debian 8.4</text:span></text:p>
        </text:list-item>
      </text:list>
      <text:p text:style-name="P57">На <text:span text:style-name="T123">ОС</text:span> <text:span text:style-name="T33">Debian</text:span> установлена <text:span text:style-name="T122">виртуальная машина с ОС </text:span><text:span text:style-name="T44">Ubuntu 16.04 LTS.</text:span></text:p>
      <text:p text:style-name="P58">На ОС<text:span text:style-name="T124"> </text:span><text:span text:style-name="T44">Ubuntu </text:span>развернута система управления базами данных <text:span text:style-name="T33">MySQL 5.1. </text:span>Так же развернута система дистанционного обучения Русский Moodle 3<text:span text:style-name="T33">KL</text:span> 2.7.</text:p>
      <text:p text:style-name="P59">Структура сервера представлена на рисунке 1.4.</text:p>
      <text:p text:style-name="Quotations"><draw:frame draw:style-name="fr2" draw:name="Изображение5" text:anchor-type="as-char" svg:width="14.764cm" svg:height="8.678cm" draw:z-index="4"><draw:image xlink:href="Pictures/100000000000022E0000014809F121E931CEEE19.png" xlink:type="simple" xlink:show="embed" xlink:actuate="onLoad"/></draw:frame></text:p>
      <text:p text:style-name="P26">Рис. 1.4. Структура сервера, <text:span text:style-name="T21">отвечающ</text:span><text:span text:style-name="T1">его</text:span><text:span text:style-name="T21"> за дистанционное обучение</text:span></text:p>
      <text:p text:style-name="P58">Данный сервер находится под управлением и администрированием ООО «Открытый технологии». </text:p>
      <text:p text:style-name="P70"/>
      <text:p text:style-name="P56"/>
      <text:list xml:id="list172846116007112" text:continue-list="list172845346594760" text:style-name="WW8Num1">
        <text:list-item>
          <text:h text:style-name="P178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62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20">Описание требований будут опираться на стандарт ГОСТ 34.602-89.</text:span></text:p>
      <text:p text:style-name="P66">Все требования можно разделить на функциональные и нефункциональные.</text:p>
      <text:p text:style-name="P66">Функциональные требования определяют задачи, которая должна выполнять система. </text:p>
      <text:p text:style-name="P67">Нефункциональные требования <text:span text:style-name="T93">определяет свойства для нашей системы.</text:span></text:p>
      <text:p text:style-name="P63"><text:span text:style-name="T90">Функциональные т</text:span>ребования к системе следующие:</text:p>
      <text:list xml:id="list8527339788921343639" text:style-name="L7">
        <text:list-item>
          <text:p text:style-name="P130">Система должна<text:span text:style-name="T91"> определять</text:span> структуру <text:span text:style-name="T91">УМР для упрощения разработки.</text:span></text:p>
        </text:list-item>
        <text:list-item>
          <text:p text:style-name="P131">При создании УМР должны учитываться стандарты ФГОС 3+</text:p>
        </text:list-item>
        <text:list-item>
          <text:p text:style-name="P132">Система <text:span text:style-name="T91">должна сохранять УМР в формате </text:span><text:span text:style-name="T35">DOC (DOCX) </text:span><text:span text:style-name="T8">и в формате </text:span><text:span text:style-name="T35">HTML.</text:span></text:p>
        </text:list-item>
        <text:list-item>
          <text:p text:style-name="P120">Система должна <text:span text:style-name="T92">разрешать только автору редактировать свои УМР.</text:span></text:p>
        </text:list-item>
        <text:list-item>
          <text:p text:style-name="P121">Систем должна предоставлять отчеты по УМР.</text:p>
        </text:list-item>
        <text:list-item>
          <text:p text:style-name="P121">Система должна предоставлять пользователю план учебно-методической работы.</text:p>
        </text:list-item>
      </text:list>
      <text:p text:style-name="P52">Нефункциональные требования <text:span text:style-name="T93">к системе следующие:</text:span></text:p>
      <text:list xml:id="list167702177711810086" text:style-name="L8">
        <text:list-item>
          <text:p text:style-name="P123">Система должна быть <text:span text:style-name="T33">w</text:span>eb-ориентированной, и реализована в виде клиент-серверного приложение.</text:p>
        </text:list-item>
        <text:list-item>
          <text:p text:style-name="P122">БД должна быть разработана для <text:span text:style-name="T33">MySQL.</text:span></text:p>
        </text:list-item>
        <text:list-item>
          <text:p text:style-name="P124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122">Система должна стабильно работать и обслуживать до 400 пользователей одновременно.</text:p>
        </text:list-item>
      </text:list>
      <text:h text:style-name="P174" text:outline-level="2"/>
      <text:list xml:id="list172846541503866" text:continue-list="list172846116007112" text:style-name="WW8Num1">
        <text:list-item>
          <text:h text:style-name="P178" text:outline-level="2"><text:bookmark-start text:name="__RefHeading___Toc9042_1411236934"/>1.5 Выбор средств <text:span text:style-name="T81">разработки</text:span> <text:s text:c="2"/><text:bookmark-end text:name="__RefHeading___Toc9042_1411236934"/></text:h>
        </text:list-item>
      </text:list>
      <text:p text:style-name="P61">После того как мы сформировали и задокументировали требования, можно преступить к выбору средств разработки.</text:p>
      <text:p text:style-name="P83">Согласно перв<text:span text:style-name="T121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20">быть </text:span><text:span text:style-name="T43">w</text:span><text:span text:style-name="T20">eb-ориентированной, и реализована в виде клиент-серверного приложение. </text:span>Исходя из этого, <text:span text:style-name="T121">ИС</text:span> будет <text:span text:style-name="T9">разработан</text:span><text:span text:style-name="T19">а в виде</text:span> <text:span text:style-name="T36">web-</text:span><text:span text:style-name="T9">приложение. Плюсами данного продукта будет являться:</text:span></text:p>
      <text:list xml:id="list5285869263727901923" text:style-name="L9">
        <text:list-item>
          <text:p text:style-name="P125">Требует одноразового установления и настройки на сервере.</text:p>
        </text:list-item>
        <text:list-item>
          <text:p text:style-name="P133"><text:span text:style-name="T1">Доступ к системе через браузер по сети </text:span><text:span text:style-name="T33">Internet</text:span><text:span text:style-name="T1">.</text:span></text:p>
        </text:list-item>
        <text:list-item>
          <text:p text:style-name="P125">Не требует установки на устройства.</text:p>
        </text:list-item>
        <text:list-item>
          <text:p text:style-name="P125">Изменения в системе вступают в силу для всех пользователей системы.</text:p>
        </text:list-item>
        <text:list-item>
          <text:p text:style-name="P126">При правильной настройке система адаптивна для любого размера экрана устройства.</text:p>
        </text:list-item>
        <text:list-item>
          <text:p text:style-name="P126">Система менее требовательно к ресурсам устройства.</text:p>
        </text:list-item>
      </text:list>
      <text:p text:style-name="P54">К минусам донного продукта можно отнести:</text:p>
      <text:list xml:id="list5165039812203170421" text:style-name="L10">
        <text:list-item>
          <text:p text:style-name="P134"><text:span text:style-name="T1">Обязательное подключение к сети </text:span><text:span text:style-name="T33">Internet.</text:span></text:p>
        </text:list-item>
        <text:list-item>
          <text:p text:style-name="P127">В случае, если сервер будет не доступен, то и доступ к системе будет недоступен.</text:p>
        </text:list-item>
      </text:list>
      <text:p text:style-name="P69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55">Все скрипты можно разделить на клиентские и серверные. </text:p>
      <text:p text:style-name="P69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69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71"><text:span text:style-name="T1">Структура БД будет разработана с помощью инструмента </text:span><text:span text:style-name="T23">визуального проектирования баз данных</text:span><text:span text:style-name="T1"> </text:span>MySQL Workbench, <text:span text:style-name="T1">так как данный инструмент </text:span><text:span text:style-name="T23">распространяется под свободной лицензией с официального сайта </text:span><text:span text:style-name="T125">MySQL.</text:span></text:p>
      <text:p text:style-name="P53"/>
      <text:list xml:id="list172846412271774" text:continue-list="list172846541503866" text:style-name="WW8Num1">
        <text:list-item>
          <text:h text:style-name="P170" text:outline-level="1"><text:bookmark-start text:name="__RefHeading___Toc8930_1411236934"/>2 <text:span text:style-name="T53">Специальный раздел</text:span><text:bookmark-end text:name="__RefHeading___Toc8930_1411236934"/></text:h>
        </text:list-item>
        <text:list-item>
          <text:h text:style-name="P175" text:outline-level="2"><text:bookmark-start text:name="__RefHeading___Toc9044_1411236934"/><text:span text:style-name="T53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74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72"><text:span text:style-name="T98">Преступим к разработке схем. </text:span>Первым делом необходимо разработать диаграмму <text:span text:style-name="T73">прецедентов, где мы отобразим основные действия в нашей системе (см. рис. 2.1).</text:span></text:p>
      <text:p text:style-name="Quotations"><draw:frame draw:style-name="fr2" draw:name="Изображение4" text:anchor-type="as-char" svg:width="16.579cm" svg:height="13.148cm" draw:z-index="0"><draw:image xlink:href="Pictures/10000000000002F2000002563A6BCEE370B19BC3.png" xlink:type="simple" xlink:show="embed" xlink:actuate="onLoad"/></draw:frame></text:p>
      <text:p text:style-name="P24">Рис. 2.1. Диаграмма <text:span text:style-name="T97">прецедентов</text:span></text:p>
      <text:p text:style-name="P73">В системе будет использоваться два вида пользователей:</text:p>
      <text:list xml:id="list4712482317524132044" text:style-name="L11">
        <text:list-item>
          <text:p text:style-name="P135">Преподаватель (с ограниченными возможностями);</text:p>
        </text:list-item>
        <text:list-item>
          <text:p text:style-name="P135">Администратор (с полными правами).</text:p>
        </text:list-item>
      </text:list>
      <text:p text:style-name="Text_20_body"><text:soft-page-break/>Краткое описание прецедентов описаны в таблице <text:span text:style-name="T133">2.1.</text:span></text:p>
      <text:p text:style-name="P75">Таблица <text:span text:style-name="T133">2.</text:span>1</text:p>
      <text:p text:style-name="P101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5">Прецеденты</text:p>
          </table:table-cell>
          <table:table-cell table:style-name="Таблица2.B1" office:value-type="string">
            <text:p text:style-name="P25">Краткое описание</text:p>
          </table:table-cell>
        </table:table-row>
        <table:table-row>
          <table:table-cell table:style-name="Таблица2.A6" office:value-type="string">
            <text:p text:style-name="P103">Просмотр задач</text:p>
          </table:table-cell>
          <table:table-cell table:style-name="Таблица2.B6" office:value-type="string">
            <text:p text:style-name="P103">Просмотр задач, которые поставил тебе администратор</text:p>
          </table:table-cell>
        </table:table-row>
        <table:table-row>
          <table:table-cell table:style-name="Таблица2.A6" office:value-type="string">
            <text:p text:style-name="P103">Создание УМК</text:p>
          </table:table-cell>
          <table:table-cell table:style-name="Таблица2.B6" office:value-type="string">
            <text:p text:style-name="P103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103">Просмотр УМК</text:p>
          </table:table-cell>
          <table:table-cell table:style-name="Таблица2.B6" office:value-type="string">
            <text:p text:style-name="P103">Просмотр созданных УМК и сохраненных в БД</text:p>
          </table:table-cell>
        </table:table-row>
        <table:table-row>
          <table:table-cell table:style-name="Таблица2.A6" office:value-type="string">
            <text:p text:style-name="P103">Скачивание УМК</text:p>
          </table:table-cell>
          <table:table-cell table:style-name="Таблица2.B6" office:value-type="string">
            <text:p text:style-name="P103">Получение ссылки на документ</text:p>
          </table:table-cell>
        </table:table-row>
        <table:table-row>
          <table:table-cell table:style-name="Таблица2.A6" office:value-type="string">
            <text:p text:style-name="P103">Просмотр отчетов</text:p>
          </table:table-cell>
          <table:table-cell table:style-name="Таблица2.B6" office:value-type="string">
            <text:p text:style-name="P103">Просмотр успеваемости преподавателей</text:p>
          </table:table-cell>
        </table:table-row>
        <table:table-row>
          <table:table-cell table:style-name="Таблица2.A7" office:value-type="string">
            <text:p text:style-name="P103">Просмотр выполненных задач</text:p>
          </table:table-cell>
          <table:table-cell table:style-name="Таблица2.B7" office:value-type="string">
            <text:p text:style-name="P103">Подтверждение о завершение задачи преподавателем</text:p>
          </table:table-cell>
        </table:table-row>
        <table:table-row>
          <table:table-cell table:style-name="Таблица2.A8" office:value-type="string">
            <text:p text:style-name="P103">Определение задач</text:p>
          </table:table-cell>
          <table:table-cell table:style-name="Таблица2.B8" office:value-type="string">
            <text:p text:style-name="P103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103">Создание пользователей</text:p>
          </table:table-cell>
          <table:table-cell table:style-name="Таблица2.B9" office:value-type="string">
            <text:p text:style-name="P103">Создание учетной записи для преподавателя или администратора</text:p>
          </table:table-cell>
        </table:table-row>
        <table:table-row>
          <table:table-cell table:style-name="Таблица2.A10" office:value-type="string">
            <text:p text:style-name="P103">Изменение данных у пользователя</text:p>
          </table:table-cell>
          <table:table-cell table:style-name="Таблица2.B10" office:value-type="string">
            <text:p text:style-name="P103">Изменение данных учетной записи</text:p>
          </table:table-cell>
        </table:table-row>
        <table:table-row>
          <table:table-cell table:style-name="Таблица2.A11" office:value-type="string">
            <text:p text:style-name="P103">Изменение задач</text:p>
          </table:table-cell>
          <table:table-cell table:style-name="Таблица2.B11" office:value-type="string">
            <text:p text:style-name="P103">Переопределение задач для преподавателя</text:p>
          </table:table-cell>
        </table:table-row>
      </table:table>
      <text:p text:style-name="Text_20_body"/>
      <text:p text:style-name="Text_20_body"/>
      <text:list xml:id="list172847314726428" text:continue-list="list172846412271774" text:style-name="WW8Num1">
        <text:list-item>
          <text:h text:style-name="P179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76">Структура БД разрабатывалась в инструменте <text:span text:style-name="T33">MySQL Workbench 6.3 CE.</text:span></text:p>
      <text:list xml:id="list172845862332490" text:continue-numbering="true" text:style-name="WW8Num1">
        <text:list-item>
          <text:h text:style-name="P179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174" text:outline-level="2"/>
      <text:list xml:id="list172845776413919" text:continue-numbering="true" text:style-name="WW8Num1">
        <text:list-item>
          <text:h text:style-name="P179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179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167" text:outline-level="1"/>
      <text:list xml:id="list172846811259297" text:continue-numbering="true" text:style-name="WW8Num1">
        <text:list-item>
          <text:h text:style-name="P171" text:outline-level="1"><text:bookmark-start text:name="__RefHeading___Toc8932_1411236934"/><text:span text:style-name="T51">3 </text:span>Безопасность жизнедеятельности<text:bookmark-end text:name="__RefHeading___Toc8932_1411236934"/></text:h>
        </text:list-item>
        <text:list-item>
          <text:h text:style-name="Heading_20_2" text:outline-level="2"><text:bookmark-start text:name="__RefHeading___Toc1562_509963778"/><text:span text:style-name="T99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77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77">Отказы технических систем.</text:p>
      <text:p text:style-name="P78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04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78">Отказы случаются: </text:p>
      <text:list xml:id="list3441297684972058504" text:style-name="L12">
        <text:list-item>
          <text:p text:style-name="P137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137">необратимыми, когда потребуется подмена покоробленных элементов; </text:p>
        </text:list-item>
        <text:list-item>
          <text:p text:style-name="P136"><text:span text:style-name="T68">критичными, когда появляются угроза техногенных </text:span><text:span text:style-name="T74">аварий</text:span><text:span text:style-name="T68"> и катастроф и потребуется неотъемлемая остановка эксплуатации. </text:span></text:p>
        </text:list-item>
      </text:list>
      <text:p text:style-name="P82"><text:span text:style-name="T68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74">аварий</text:span><text:span text:style-name="T68"> и катастроф, надежность и техногенные опасности. </text:span></text:p>
      <text:p text:style-name="P79">Понятие исправность обширнее, чем понятие функциональность. Работоспособный объект должен удовлетворять только <text:span text:style-name="T105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77"><text:span text:style-name="T100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0">технический ресурс) имеют все шансы владеть размерность, ряд иных (например, коэффициент готовности,</text:span> <text:span text:style-name="T100">возможность не отказной работы) считаются безразмерными.</text:span></text:p>
      <text:p text:style-name="P77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77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77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77">Предпосылкой возникновения промахов человека имеет возможность быть недоступным или же дефект информационной помощи, т<text:span text:style-name="T104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77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04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77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77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78">Причины ошибок подразделяют на непосредственные, основные и способствующие: </text:p>
      <text:list xml:id="list586616057702112130" text:style-name="L13">
        <text:list-item>
          <text:p text:style-name="P138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138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139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78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78">Причины ошибок можно классифицировать, используя кибернетическую схему. </text:p>
      <text:p text:style-name="P77">Это ошибки:</text:p>
      <text:list xml:id="list876194472707985213" text:style-name="L14">
        <text:list-item>
          <text:p text:style-name="P140">в ориентации (неполучение информации);</text:p>
        </text:list-item>
        <text:list-item>
          <text:p text:style-name="P140">в принятии решения (некорректные решения);</text:p>
        </text:list-item>
        <text:list-item>
          <text:p text:style-name="P140">в выполнении каких-либо деяний (неправильные действия).</text:p>
        </text:list-item>
      </text:list>
      <text:p text:style-name="P81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81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78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78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6238932146667699840" text:style-name="L15">
        <text:list-item>
          <text:p text:style-name="P141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141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141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141"><text:soft-page-break/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142"><text:span text:style-name="T69">ошибки в организации рабочего места — высокая температура,</text:span><text:span text:style-name="T68"> </text:span><text:span text:style-name="T69">теснота рабочего здания, недостаточная освещенность, шум и т.п.;</text:span></text:p>
        </text:list-item>
      </text:list>
      <text:p text:style-name="P77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77">Профессиональный отбор операторов технических систем. Повышение уровня подготовки.</text:p>
      <text:p text:style-name="P78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78">Во время выполнения профессионального отбора распознают готовность и пригодность к работе по какой-либо специальности. </text:p>
      <text:p text:style-name="P78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78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77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77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<text:soft-page-break/>имитирующие какой-нибудь трудовой процесс. Они работают для определения 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77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79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и, интереса, к восприятию большущего размера информации, реакция на наружное влияние, психическая стабильность и т.п.).</text:p>
      <text:p text:style-name="P80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80">Испытание перед <text:span text:style-name="T106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и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78"><text:soft-page-break/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78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77"/>
      <text:p text:style-name="P22"/>
      <text:list xml:id="list172845593825838" text:continue-list="list172846811259297" text:style-name="WW8Num1">
        <text:list-item>
          <text:h text:style-name="P172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52">система знаний в </text:span></text:p>
      <text:p text:style-name="P21"><text:tab/></text:p>
      <text:p text:style-name="P20"/>
      <text:list xml:id="list172847173707768" text:continue-numbering="true" text:style-name="WW8Num1">
        <text:list-item>
          <text:h text:style-name="P173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2549282007100391087" text:style-name="L16">
        <text:list-item>
          <text:p text:style-name="P188">История университета [Электронный ресурс]: - Режим доступа http://www.tolgas.ru/university/history/</text:p>
        </text:list-item>
        <text:list-item>
          <text:p text:style-name="P181"><text:span text:style-name="T95">Институты и факультеты</text:span><text:span text:style-name="T94"> [Электронный ресурс]: - Режим доступа </text:span><text:span text:style-name="T95">http://www.tolgas.ru/org_structura/inst_fakul/</text:span></text:p>
        </text:list-item>
        <text:list-item>
          <text:p text:style-name="P182"><text:span text:style-name="T95">Структура и органы управления образовательной организацией </text:span><text:span text:style-name="T37">[Электронный ресурс]: - <text:s/>Режим доступа </text:span><text:span text:style-name="T38">http://www.tolgas.ru/org_structura/strukt_podrazd/</text:span></text:p>
        </text:list-item>
        <text:list-item>
          <text:p text:style-name="P181"><text:span text:style-name="T10">Положение об учебно-методическом отделе [Электронный ресурс]: - Режим доступа </text:span><text:span text:style-name="T37">http://www.tolgas.ru/sveden/struct/Pologenie_structur_podrazd_umo.pdf</text:span></text:p>
        </text:list-item>
        <text:list-item>
          <text:p text:style-name="P182"><text:span text:style-name="T38">HTML, CSS, PHP, JavaScript, SQL – что и зачем? </text:span><text:span text:style-name="T10">[Электронный ресурс]: - Режим доступа </text:span><text:span text:style-name="T11">http://codeharmony.ru/materials/125</text:span></text:p>
        </text:list-item>
        <text:list-item>
          <text:p text:style-name="P183"><text:span text:style-name="T96">Bootstrap is the most popular HTML, CSS, and JS framework for developing responsive, mobile first projects on the web </text:span><text:span text:style-name="T10">[Электронный ресурс]: - Режим доступа </text:span><text:span text:style-name="T12">http://getbootstrap.com/</text:span></text:p>
        </text:list-item>
        <text:list-item>
          <text:p text:style-name="P183"><text:span text:style-name="T12">Welcome to PHPWord’s documentation </text:span><text:span text:style-name="T10">[Электронный ресурс]: - Режим доступа </text:span><text:span text:style-name="T12">http://phpword.readthedocs.io/en/latest/</text:span></text:p>
        </text:list-item>
        <text:list-item>
          <text:p text:style-name="P183"><text:span text:style-name="T12">Фреймворк Bootstrap - верстаем адаптивно, <text:s/>просто, быстро </text:span><text:span text:style-name="T10">[Электронный ресурс]: - Режим доступа </text:span><text:span text:style-name="T12">http://webformyself.com/minikurs/bootstrap/index-subscribe.html</text:span></text:p>
        </text:list-item>
        <text:list-item>
          <text:p text:style-name="P183"><text:span text:style-name="T39">PHP: Hypertext Preprocessor </text:span><text:span text:style-name="T10">[Электронный ресурс]: - Режим доступа </text:span><text:span text:style-name="T12">http://php.net/</text:span></text:p>
        </text:list-item>
        <text:list-item>
          <text:p text:style-name="P183"><text:span text:style-name="T39">htmlhook.ru | Скрипты для веб-приложений </text:span><text:span text:style-name="T10">[Электронный ресурс]: - Режим доступа </text:span><text:span text:style-name="T12">http://htmlhook.ru/</text:span></text:p>
        </text:list-item>
        <text:list-item>
          <text:p text:style-name="P184"><text:span text:style-name="T13">Создание веб-приложения PHP-MySQL в службе приложений Azure и развертывание с помощью FTP </text:span><text:span text:style-name="T10">[Электронный ресурс]: </text:span><text:span text:style-name="T13">автор Robert McMurray, 08.04.2016 </text:span><text:span text:style-name="T10">- Режим доступа </text:span><text:span text:style-name="T13">https://azure.microsoft.com/ru-ru/documentation/articles/web-sites-php-mysql-deploy-use-ftp/</text:span></text:p>
        </text:list-item>
        <text:list-item>
          <text:p text:style-name="P189">Пьюривал С. Основы разработки веб-приложений [<text:span text:style-name="T1">Текст</text:span>] / <text:span text:style-name="T17">С. </text:span>Пьюривал: - <text:span text:style-name="T17">Питер. 2014 — 272 с.</text:span></text:p>
        </text:list-item>
        <text:list-item>
          <text:p text:style-name="P185"><text:span text:style-name="T40">Портал Федеральных государственных образовательных стандартов [</text:span><text:span text:style-name="T10">Электронный ресурс</text:span><text:span text:style-name="T40">]: <text:s/></text:span><text:span text:style-name="T10">Режим доступа </text:span><text:span text:style-name="T14">http://fgosvo.ru/</text:span></text:p>
        </text:list-item>
        <text:list-item>
          <text:p text:style-name="P190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18">[</text:span><text:span text:style-name="T18">Электронный ресурс</text:span><text:span text:style-name="T118">]: <text:s/></text:span><text:span text:style-name="T18">Режим доступа </text:span><text:span text:style-name="T1">http://standartgost.ru/g/ГОСТ</text:span>_34.602<text:span text:style-name="T1">-89</text:span></text:p>
        </text:list-item>
        <text:list-item>
          <text:p text:style-name="P186"><text:soft-page-break/><text:span text:style-name="T15">Компания Открытые Технологии </text:span><text:span text:style-name="T41">| </text:span><text:span text:style-name="T15">ООО «Открытые технологии» </text:span><text:span text:style-name="T41">[Электронный ресурс]: - </text:span><text:span text:style-name="T15">Режим доступа</text:span><text:span text:style-name="T41"> http://opentechnology.ru/</text:span></text:p>
        </text:list-item>
        <text:list-item>
          <text:p text:style-name="P187"><text:span text:style-name="T49">Наумова О.Н. </text:span><text:span text:style-name="T16">Приказ НМС 2015-2016 </text:span><text:span text:style-name="T42">[</text:span><text:span text:style-name="T16">Текст</text:span><text:span text:style-name="T42">] </text:span><text:span text:style-name="T16">/</text:span><text:span text:style-name="T42"> </text:span><text:span text:style-name="T48">О.Н. </text:span><text:span text:style-name="T49">Наумова – </text:span><text:span text:style-name="T50">Тольятти,</text:span><text:span text:style-name="T49"> ФГБОУ ВПО «ПВГУС». </text:span><text:span text:style-name="T50">2015 — 10 с.</text:span></text:p>
        </text:list-item>
        <text:list-item>
          <text:p text:style-name="P191">Протокол №1 от 28.08.2015 <text:span text:style-name="T33">[</text:span>Текст<text:span text:style-name="T33">] / </text:span>К<text:span text:style-name="T33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45">ФГБОУ ВПО «ПВГУС». </text:span><text:span text:style-name="T126">2015 — </text:span>6 с.</text:p>
        </text:list-item>
        <text:list-item>
          <text:p text:style-name="P192">Положение №23/07 от 16.03.2011 о ректорате Поволжского университета сервиса <text:span text:style-name="T33">[</text:span>Текст<text:span text:style-name="T33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1" style:display-name="Название 1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2" style:display-name="Название 2" style:family="paragraph" style:parent-style-name="Обычный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font-name-asian="Tahoma1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Объекты_20_фона" style:display-name="Объекты фона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8Num51z0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Character_5f_20_5f_style" style:num-format="1" text:display-levels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3" text:style-name="Character_5f_20_5f_style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Character_5f_20_5f_style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Character_5f_20_5f_style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Character_5f_20_5f_style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Character_5f_20_5f_style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Character_5f_20_5f_style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Character_5f_20_5f_style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text-align="start" style:justify-single-word="false"/>
    </style:style>
    <style:style style:name="MP21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3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5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41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2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41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3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4"><text:page-number text:select-page="current">10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5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6-01T17:28:44.744000000</dc:date>
    <meta:print-date>2014-06-17T23:49:00</meta:print-date>
    <meta:editing-cycles>432</meta:editing-cycles>
    <meta:editing-duration>P2DT6H55M56S</meta:editing-duration>
    <meta:generator>LibreOffice/5.0.6.3$Windows_x86 LibreOffice_project/490fc03b25318460cfc54456516ea2519c11d1aa</meta:generator>
    <meta:document-statistic meta:table-count="7" meta:image-count="5" meta:object-count="0" meta:page-count="41" meta:paragraph-count="459" meta:word-count="5610" meta:character-count="47307" meta:non-whitespace-character-count="42228"/>
  </office:meta>
</office:document-meta>
</file>